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6.51cm" table:align="margins"/>
    </style:style>
    <style:style style:name="Table1.A" style:family="table-column">
      <style:table-column-properties style:column-width="5.503cm" style:rel-column-width="21845*"/>
    </style:style>
    <style:style style:name="Table1.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Text_20_body" style:list-style-name="L2"/>
    <style:style style:name="P3" style:family="paragraph" style:parent-style-name="Text_20_body">
      <style:text-properties officeooo:paragraph-rsid="00173ce9"/>
    </style:style>
    <style:style style:name="P4" style:family="paragraph" style:parent-style-name="Text_20_body" style:list-style-name="L1">
      <style:paragraph-properties fo:margin-top="0cm" fo:margin-bottom="0cm" loext:contextual-spacing="false"/>
    </style:style>
    <style:style style:name="P5" style:family="paragraph" style:parent-style-name="Text_20_body" style:list-style-name="L3">
      <style:paragraph-properties fo:margin-top="0cm" fo:margin-bottom="0cm" loext: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variant="normal" fo:text-transform="none"/>
    </style:style>
    <style:style style:name="T4" style:family="text">
      <style:text-properties fo:font-variant="normal" fo:text-transform="none" style:text-position="0% 100%"/>
    </style:style>
    <style:style style:name="T5" style:family="text">
      <style:text-properties fo:font-variant="normal" fo:text-transform="none" style:text-position="0% 100%" fo:font-style="normal"/>
    </style:style>
    <style:style style:name="T6" style:family="text">
      <style:text-properties fo:font-variant="normal" fo:text-transform="none" style:text-position="0% 100%" fo:font-style="normal" style:text-underline-style="none"/>
    </style:style>
    <style:style style:name="T7" style:family="text">
      <style:text-properties fo:font-variant="normal" fo:text-transform="none" style:text-position="0% 100%" fo:font-style="normal" style:text-underline-style="none" fo:font-weight="normal"/>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ame Making Projects in Practice</text:p>
      <text:p text:style-name="Text_20_body">Mick Chesterman</text:p>
      <text:p text:style-name="Text_20_body">https://orcid.org/0000-0002-8005-2390</text:p>
      <text:h text:style-name="Heading_20_2" text:outline-level="2"><text:bookmark-start text:name="abstract"/>Abstract<text:bookmark-end text:name="abstract"/></text:h>
      <text:p text:style-name="First_20_paragraph">In this chapter I explore the potential of digital game making as a way of developing coding concepts and general coding fluency. A summary of research relating to game making as an inclusive educational practice is followed by a summary of the motivations for game making in an educational context informed by a review of this topic by Kafai and Burke <text:reference-mark-start text:name="ZOTERO_ITEM CSL_CITATION {&quot;citationID&quot;:&quot;kuuxfith&quot;,&quot;properties&quot;:{&quot;formattedCitation&quot;:&quot;(2015)&quot;,&quot;plainCitation&quot;:&quot;(2015)&quot;,&quot;noteIndex&quot;:0},&quot;citationItems&quot;:[{&quot;id&quot;:250,&quot;uris&quot;:[&quot;http://zotero.org/users/1913249/items/Q7JCMQ3N&quot;],&quot;uri&quot;:[&quot;http://zotero.org/users/1913249/items/Q7JCMQ3N&quot;],&quot;itemData&quot;:{&quot;id&quot;:250,&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volume&quot;:&quot;50&quot;,&quot;author&quot;:[{&quot;family&quot;:&quot;Kafai&quot;,&quot;given&quot;:&quot;Yasmin B.&quot;},{&quot;family&quot;:&quot;Burke&quot;,&quot;given&quot;:&quot;Quinn&quot;}],&quot;issued&quot;:{&quot;date-parts&quot;:[[&quot;2015&quot;]]},&quot;citation-key&quot;:&quot;kafai_constructionist_2015&quot;},&quot;suppress-author&quot;:true,&quot;prefix&quot;:&quot;&quot;,&quot;suffix&quot;:&quot;&quot;}],&quot;schema&quot;:&quot;https://github.com/citation-style-language/schema/raw/master/csl-citation.json&quot;} RNDMAUI6f0VOp"/>(2015)<text:reference-mark-end text:name="ZOTERO_ITEM CSL_CITATION {&quot;citationID&quot;:&quot;kuuxfith&quot;,&quot;properties&quot;:{&quot;formattedCitation&quot;:&quot;(2015)&quot;,&quot;plainCitation&quot;:&quot;(2015)&quot;,&quot;noteIndex&quot;:0},&quot;citationItems&quot;:[{&quot;id&quot;:250,&quot;uris&quot;:[&quot;http://zotero.org/users/1913249/items/Q7JCMQ3N&quot;],&quot;uri&quot;:[&quot;http://zotero.org/users/1913249/items/Q7JCMQ3N&quot;],&quot;itemData&quot;:{&quot;id&quot;:250,&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volume&quot;:&quot;50&quot;,&quot;author&quot;:[{&quot;family&quot;:&quot;Kafai&quot;,&quot;given&quot;:&quot;Yasmin B.&quot;},{&quot;family&quot;:&quot;Burke&quot;,&quot;given&quot;:&quot;Quinn&quot;}],&quot;issued&quot;:{&quot;date-parts&quot;:[[&quot;2015&quot;]]},&quot;citation-key&quot;:&quot;kafai_constructionist_2015&quot;},&quot;suppress-author&quot;:true,&quot;prefix&quot;:&quot;&quot;,&quot;suffix&quot;:&quot;&quot;}],&quot;schema&quot;:&quot;https://github.com/citation-style-language/schema/raw/master/csl-citation.json&quot;} RNDMAUI6f0VOp"/>. This chapter then explores key concepts in game making by identifying the distinctive opportunities it offers. The final section addresses tactics to resolve common tensions when undertaking educational game-making projects. To do this we examine an extended case study from my own research in the form of a pedagogical design called the 3M game making model.</text:p>
      <text:h text:style-name="Heading_20_2" text:outline-level="2"><text:bookmark-start text:name="introduction-and-context"/>Introduction and Context<text:bookmark-end text:name="introduction-and-context"/></text:h>
      <text:p text:style-name="First_20_paragraph">In this chapter I explore the potential of digital game making as a way of developing coding concepts and general coding fluency. This introduction contains a brief summary of research relating to game making as an inclusive educational practice. This followed by a summary of the motivations for game making in an educational context informed by a review of this topic by Kafai and Burke <text:reference-mark-start text:name="ZOTERO_ITEM CSL_CITATION {&quot;citationID&quot;:&quot;pagduekd&quot;,&quot;properties&quot;:{&quot;formattedCitation&quot;:&quot;(2015)&quot;,&quot;plainCitation&quot;:&quot;(2015)&quot;,&quot;noteIndex&quot;:0},&quot;citationItems&quot;:[{&quot;id&quot;:250,&quot;uris&quot;:[&quot;http://zotero.org/users/1913249/items/Q7JCMQ3N&quot;],&quot;uri&quot;:[&quot;http://zotero.org/users/1913249/items/Q7JCMQ3N&quot;],&quot;itemData&quot;:{&quot;id&quot;:250,&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volume&quot;:&quot;50&quot;,&quot;author&quot;:[{&quot;family&quot;:&quot;Kafai&quot;,&quot;given&quot;:&quot;Yasmin B.&quot;},{&quot;family&quot;:&quot;Burke&quot;,&quot;given&quot;:&quot;Quinn&quot;}],&quot;issued&quot;:{&quot;date-parts&quot;:[[&quot;2015&quot;]]},&quot;citation-key&quot;:&quot;kafai_constructionist_2015&quot;},&quot;suppress-author&quot;:true,&quot;prefix&quot;:&quot;&quot;,&quot;suffix&quot;:&quot;&quot;}],&quot;schema&quot;:&quot;https://github.com/citation-style-language/schema/raw/master/csl-citation.json&quot;} RNDxdjlid5IlM"/>(2015)<text:reference-mark-end text:name="ZOTERO_ITEM CSL_CITATION {&quot;citationID&quot;:&quot;pagduekd&quot;,&quot;properties&quot;:{&quot;formattedCitation&quot;:&quot;(2015)&quot;,&quot;plainCitation&quot;:&quot;(2015)&quot;,&quot;noteIndex&quot;:0},&quot;citationItems&quot;:[{&quot;id&quot;:250,&quot;uris&quot;:[&quot;http://zotero.org/users/1913249/items/Q7JCMQ3N&quot;],&quot;uri&quot;:[&quot;http://zotero.org/users/1913249/items/Q7JCMQ3N&quot;],&quot;itemData&quot;:{&quot;id&quot;:250,&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volume&quot;:&quot;50&quot;,&quot;author&quot;:[{&quot;family&quot;:&quot;Kafai&quot;,&quot;given&quot;:&quot;Yasmin B.&quot;},{&quot;family&quot;:&quot;Burke&quot;,&quot;given&quot;:&quot;Quinn&quot;}],&quot;issued&quot;:{&quot;date-parts&quot;:[[&quot;2015&quot;]]},&quot;citation-key&quot;:&quot;kafai_constructionist_2015&quot;},&quot;suppress-author&quot;:true,&quot;prefix&quot;:&quot;&quot;,&quot;suffix&quot;:&quot;&quot;}],&quot;schema&quot;:&quot;https://github.com/citation-style-language/schema/raw/master/csl-citation.json&quot;} RNDxdjlid5IlM"/>. This chapter then explores key concepts in game making by identifying the distinctive opportunities it offers. In the final section I outline tactics to resolve common tensions when undertaking educational game-making projects. I do this using an extended case study from my own research in the form of a pedagogical design called the 3M game making model.</text:p>
      <text:p text:style-name="Text_20_body">The Next Gen report <text:reference-mark-start text:name="ZOTERO_ITEM CSL_CITATION {&quot;citationID&quot;:&quot;zhunukxh&quot;,&quot;properties&quot;:{&quot;formattedCitation&quot;:&quot;(Livingstone and Hope, 2010)&quot;,&quot;plainCitation&quot;:&quot;(Livingstone and Hope, 2010)&quot;,&quot;noteIndex&quot;:0},&quot;citationItems&quot;:[{&quot;id&quot;:8280,&quot;uris&quot;:[&quot;http://zotero.org/users/1913249/items/4NN3EMNW&quot;],&quot;uri&quot;:[&quot;http://zotero.org/users/1913249/items/4NN3EMNW&quot;],&quot;itemData&quot;:{&quot;id&quot;:8280,&quot;type&quot;:&quot;book&quot;,&quot;note&quot;:&quot;Citation Key: livingstone2010next&quot;,&quot;publisher&quot;:&quot;Nesta&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0&quot;]]},&quot;citation-key&quot;:&quot;livingstone2010next&quot;},&quot;prefix&quot;:&quot;&quot;,&quot;suffix&quot;:&quot;&quot;}],&quot;schema&quot;:&quot;https://github.com/citation-style-language/schema/raw/master/csl-citation.json&quot;} RND2WPA3EDwyX"/>(Livingstone and Hope, 2010)<text:reference-mark-end text:name="ZOTERO_ITEM CSL_CITATION {&quot;citationID&quot;:&quot;zhunukxh&quot;,&quot;properties&quot;:{&quot;formattedCitation&quot;:&quot;(Livingstone and Hope, 2010)&quot;,&quot;plainCitation&quot;:&quot;(Livingstone and Hope, 2010)&quot;,&quot;noteIndex&quot;:0},&quot;citationItems&quot;:[{&quot;id&quot;:8280,&quot;uris&quot;:[&quot;http://zotero.org/users/1913249/items/4NN3EMNW&quot;],&quot;uri&quot;:[&quot;http://zotero.org/users/1913249/items/4NN3EMNW&quot;],&quot;itemData&quot;:{&quot;id&quot;:8280,&quot;type&quot;:&quot;book&quot;,&quot;note&quot;:&quot;Citation Key: livingstone2010next&quot;,&quot;publisher&quot;:&quot;Nesta&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0&quot;]]},&quot;citation-key&quot;:&quot;livingstone2010next&quot;},&quot;prefix&quot;:&quot;&quot;,&quot;suffix&quot;:&quot;&quot;}],&quot;schema&quot;:&quot;https://github.com/citation-style-language/schema/raw/master/csl-citation.json&quot;} RND2WPA3EDwyX"/> was influential in the introduction of a new Computing curriculum in the UK. It addressed providing the UK games and animation industry with the talent needed to succeed. The report recommended the well supported use of games and visual animation in the school curriculum as a way to attract at greater diversity of young people to the subject. The After the Reboot report <text:reference-mark-start text:name="ZOTERO_ITEM CSL_CITATION {&quot;citationID&quot;:&quot;jbalbgzx&quot;,&quot;properties&quot;:{&quot;formattedCitation&quot;:&quot;(Waite, 2017)&quot;,&quot;plainCitation&quot;:&quot;(Waite, 2017)&quot;,&quot;noteIndex&quot;:0},&quot;citationItems&quot;:[{&quot;id&quot;:2881,&quot;uris&quot;:[&quot;http://zotero.org/users/1913249/items/R4M4KKC8&quot;],&quot;uri&quot;:[&quot;http://zotero.org/users/1913249/items/R4M4KKC8&quot;],&quot;itemData&quot;:{&quot;id&quot;:2881,&quot;type&quot;:&quot;report&quot;,&quot;language&quot;:&quot;en&quot;,&quot;page&quot;:&quot;90&quot;,&quot;publisher&quot;:&quot;Royal Society&quot;,&quot;source&quot;:&quot;Zotero&quot;,&quot;title&quot;:&quot;Pedagogy in teaching Computer Science in schools: A Literature Review&quot;,&quot;author&quot;:[{&quot;family&quot;:&quot;Waite&quot;,&quot;given&quot;:&quot;Jane&quot;}],&quot;issued&quot;:{&quot;date-parts&quot;:[[&quot;2017&quot;]]},&quot;citation-key&quot;:&quot;waite_pedagogy_2017&quot;},&quot;prefix&quot;:&quot;&quot;,&quot;suffix&quot;:&quot;&quot;}],&quot;schema&quot;:&quot;https://github.com/citation-style-language/schema/raw/master/csl-citation.json&quot;} RNDWDFxY8CEGa"/>(Waite, 2017)<text:reference-mark-end text:name="ZOTERO_ITEM CSL_CITATION {&quot;citationID&quot;:&quot;jbalbgzx&quot;,&quot;properties&quot;:{&quot;formattedCitation&quot;:&quot;(Waite, 2017)&quot;,&quot;plainCitation&quot;:&quot;(Waite, 2017)&quot;,&quot;noteIndex&quot;:0},&quot;citationItems&quot;:[{&quot;id&quot;:2881,&quot;uris&quot;:[&quot;http://zotero.org/users/1913249/items/R4M4KKC8&quot;],&quot;uri&quot;:[&quot;http://zotero.org/users/1913249/items/R4M4KKC8&quot;],&quot;itemData&quot;:{&quot;id&quot;:2881,&quot;type&quot;:&quot;report&quot;,&quot;language&quot;:&quot;en&quot;,&quot;page&quot;:&quot;90&quot;,&quot;publisher&quot;:&quot;Royal Society&quot;,&quot;source&quot;:&quot;Zotero&quot;,&quot;title&quot;:&quot;Pedagogy in teaching Computer Science in schools: A Literature Review&quot;,&quot;author&quot;:[{&quot;family&quot;:&quot;Waite&quot;,&quot;given&quot;:&quot;Jane&quot;}],&quot;issued&quot;:{&quot;date-parts&quot;:[[&quot;2017&quot;]]},&quot;citation-key&quot;:&quot;waite_pedagogy_2017&quot;},&quot;prefix&quot;:&quot;&quot;,&quot;suffix&quot;:&quot;&quot;}],&quot;schema&quot;:&quot;https://github.com/citation-style-language/schema/raw/master/csl-citation.json&quot;} RNDWDFxY8CEGa"/>, returned to the subject of game making as a way of increasing engagement in the process of coding. The review highlighted several area of promise which needed more research, namely; using games for engagement, use of game patterns and involvement of girls in coding and social and cultural aspects of coding. The After the Reboot report also had concerning observations. The report found that girls, ethnic minorities and students of lower socio-economic status were all less likely to take computing as a subject at GCSE level. Given this concern it is important that as educators we explore promising tactics for inclusion including the use of games and game making. Game making aligns well with the principles of inclusive practices and project-based learning (PBL) namely: that more learner choice in projects increases motivation, authentic and shareable project outcomes encourage peer feedback and reflection project iterative support and a mastery approach, supporting challenging <text:soft-page-break/>goals encouraging self regulation and structured guidance for goal setting.</text:p>
      <text:p text:style-name="Text_20_body">Research by the UK National Literacy Trust <text:reference-mark-start text:name="ZOTERO_ITEM CSL_CITATION {&quot;citationID&quot;:&quot;yyshtqjr&quot;,&quot;properties&quot;:{&quot;formattedCitation&quot;:&quot;(2020)&quot;,&quot;plainCitation&quot;:&quot;(2020)&quot;,&quot;noteIndex&quot;:0},&quot;citationItems&quot;:[{&quot;id&quot;:8142,&quot;uris&quot;:[&quot;http://zotero.org/users/1913249/items/T96LXVV8&quot;],&quot;uri&quot;:[&quot;http://zotero.org/users/1913249/items/T96LXVV8&quot;],&quot;itemData&quot;:{&quot;id&quot;:8142,&quot;type&quot;:&quot;report&quot;,&quot;language&quot;:&quot;en&quot;,&quot;page&quot;:&quot;31&quot;,&quot;publisher&quot;:&quot;National Literacy Trust&quot;,&quot;source&quot;:&quot;Zotero&quot;,&quot;title&quot;:&quot;Video game playing and literacy: a survey of young people aged 11 to 16&quot;,&quot;author&quot;:[{&quot;family&quot;:&quot;Picton&quot;,&quot;given&quot;:&quot;Irene&quot;},{&quot;family&quot;:&quot;Clark&quot;,&quot;given&quot;:&quot;Christina&quot;},{&quot;family&quot;:&quot;Judge&quot;,&quot;given&quot;:&quot;Tim&quot;}],&quot;issued&quot;:{&quot;date-parts&quot;:[[&quot;2020&quot;]]},&quot;citation-key&quot;:&quot;picton_video_2020&quot;},&quot;suppress-author&quot;:true,&quot;prefix&quot;:&quot;&quot;,&quot;suffix&quot;:&quot;&quot;}],&quot;schema&quot;:&quot;https://github.com/citation-style-language/schema/raw/master/csl-citation.json&quot;} RNDIr8cQUsMKw"/>(2020)<text:reference-mark-end text:name="ZOTERO_ITEM CSL_CITATION {&quot;citationID&quot;:&quot;yyshtqjr&quot;,&quot;properties&quot;:{&quot;formattedCitation&quot;:&quot;(2020)&quot;,&quot;plainCitation&quot;:&quot;(2020)&quot;,&quot;noteIndex&quot;:0},&quot;citationItems&quot;:[{&quot;id&quot;:8142,&quot;uris&quot;:[&quot;http://zotero.org/users/1913249/items/T96LXVV8&quot;],&quot;uri&quot;:[&quot;http://zotero.org/users/1913249/items/T96LXVV8&quot;],&quot;itemData&quot;:{&quot;id&quot;:8142,&quot;type&quot;:&quot;report&quot;,&quot;language&quot;:&quot;en&quot;,&quot;page&quot;:&quot;31&quot;,&quot;publisher&quot;:&quot;National Literacy Trust&quot;,&quot;source&quot;:&quot;Zotero&quot;,&quot;title&quot;:&quot;Video game playing and literacy: a survey of young people aged 11 to 16&quot;,&quot;author&quot;:[{&quot;family&quot;:&quot;Picton&quot;,&quot;given&quot;:&quot;Irene&quot;},{&quot;family&quot;:&quot;Clark&quot;,&quot;given&quot;:&quot;Christina&quot;},{&quot;family&quot;:&quot;Judge&quot;,&quot;given&quot;:&quot;Tim&quot;}],&quot;issued&quot;:{&quot;date-parts&quot;:[[&quot;2020&quot;]]},&quot;citation-key&quot;:&quot;picton_video_2020&quot;},&quot;suppress-author&quot;:true,&quot;prefix&quot;:&quot;&quot;,&quot;suffix&quot;:&quot;&quot;}],&quot;schema&quot;:&quot;https://github.com/citation-style-language/schema/raw/master/csl-citation.json&quot;} RNDIr8cQUsMKw"/> of 11-16 year olds found that 96% percent of boys and 65.2% of girls play video games. This study shows that while there is a disparity between genders, game playing is still extremely common. You are unlikely to be part of a household where no games are played. Thus, even if not all young people play games they are extremely likely have knowledge of the conventions and culture of video games. This allows educators to draw on these interests and experiences. Research on the exclusion from the culture of computing highlights the value of use of games and playful techniques to build connections to home interests and experiences <text:reference-mark-start text:name="ZOTERO_ITEM CSL_CITATION {&quot;citationID&quot;:&quot;prwlykvr&quot;,&quot;properties&quot;:{&quot;formattedCitation&quot;:&quot;(Kafai et al., 2017; Kafai and Burke, 2014)&quot;,&quot;plainCitation&quot;:&quot;(Kafai et al., 2017; Kafai and Burke, 2014)&quot;,&quot;noteIndex&quot;:0},&quot;citationItems&quot;:[{&quot;id&quot;:2617,&quot;uris&quot;:[&quot;http://zotero.org/users/1913249/items/BB9XR78K&quot;],&quot;uri&quot;:[&quot;http://zotero.org/users/1913249/items/BB9XR78K&quot;],&quot;itemData&quot;:{&quot;id&quot;:2617,&quot;type&quot;:&quot;book&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ISBN&quot;:&quot;978-1-365-83026-6&quot;,&quot;language&quot;:&quot;en&quot;,&quot;note&quot;:&quot;Google-Books-ID: JhihDgAAQBAJ&quot;,&quot;number-of-pages&quot;:&quot;320&quot;,&quot;publisher&quot;:&quot;Lulu.com&quot;,&quot;source&quot;:&quot;Google Books&quot;,&quot;title&quot;:&quot;Diversifying Barbie and Mortal Kombat: Intersectional Perspectives and Inclusive Designs in Gaming&quot;,&quot;title-short&quot;:&quot;Diversifying Barbie and Mortal Kombat&quot;,&quot;author&quot;:[{&quot;family&quot;:&quot;Kafai&quot;,&quot;given&quot;:&quot;Y&quot;},{&quot;family&quot;:&quot;Richard&quot;,&quot;given&quot;:&quot;Gabriela T.&quot;},{&quot;family&quot;:&quot;Tynes&quot;,&quot;given&quot;:&quot;Brendesha M.&quot;}],&quot;issued&quot;:{&quot;date-parts&quot;:[[&quot;2017&quot;,3,21]]},&quot;citation-key&quot;:&quot;kafai_diversifying_2017&quot;},&quot;prefix&quot;:&quot;&quot;,&quot;suffix&quot;:&quot;&quot;},{&quot;id&quot;:2616,&quot;uris&quot;:[&quot;http://zotero.org/users/1913249/items/XCATBQNK&quot;],&quot;uri&quot;:[&quot;http://zotero.org/users/1913249/items/XCATBQNK&quot;],&quot;itemData&quot;:{&quot;id&quot;:2616,&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citation-key&quot;:&quot;kafai_beyond_2014&quot;},&quot;prefix&quot;:&quot;&quot;,&quot;suffix&quot;:&quot;&quot;}],&quot;schema&quot;:&quot;https://github.com/citation-style-language/schema/raw/master/csl-citation.json&quot;} RNDLX5VLcQyB0"/>(Kafai et al., 2017; Kafai and Burke, 2014)<text:reference-mark-end text:name="ZOTERO_ITEM CSL_CITATION {&quot;citationID&quot;:&quot;prwlykvr&quot;,&quot;properties&quot;:{&quot;formattedCitation&quot;:&quot;(Kafai et al., 2017; Kafai and Burke, 2014)&quot;,&quot;plainCitation&quot;:&quot;(Kafai et al., 2017; Kafai and Burke, 2014)&quot;,&quot;noteIndex&quot;:0},&quot;citationItems&quot;:[{&quot;id&quot;:2617,&quot;uris&quot;:[&quot;http://zotero.org/users/1913249/items/BB9XR78K&quot;],&quot;uri&quot;:[&quot;http://zotero.org/users/1913249/items/BB9XR78K&quot;],&quot;itemData&quot;:{&quot;id&quot;:2617,&quot;type&quot;:&quot;book&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ISBN&quot;:&quot;978-1-365-83026-6&quot;,&quot;language&quot;:&quot;en&quot;,&quot;note&quot;:&quot;Google-Books-ID: JhihDgAAQBAJ&quot;,&quot;number-of-pages&quot;:&quot;320&quot;,&quot;publisher&quot;:&quot;Lulu.com&quot;,&quot;source&quot;:&quot;Google Books&quot;,&quot;title&quot;:&quot;Diversifying Barbie and Mortal Kombat: Intersectional Perspectives and Inclusive Designs in Gaming&quot;,&quot;title-short&quot;:&quot;Diversifying Barbie and Mortal Kombat&quot;,&quot;author&quot;:[{&quot;family&quot;:&quot;Kafai&quot;,&quot;given&quot;:&quot;Y&quot;},{&quot;family&quot;:&quot;Richard&quot;,&quot;given&quot;:&quot;Gabriela T.&quot;},{&quot;family&quot;:&quot;Tynes&quot;,&quot;given&quot;:&quot;Brendesha M.&quot;}],&quot;issued&quot;:{&quot;date-parts&quot;:[[&quot;2017&quot;,3,21]]},&quot;citation-key&quot;:&quot;kafai_diversifying_2017&quot;},&quot;prefix&quot;:&quot;&quot;,&quot;suffix&quot;:&quot;&quot;},{&quot;id&quot;:2616,&quot;uris&quot;:[&quot;http://zotero.org/users/1913249/items/XCATBQNK&quot;],&quot;uri&quot;:[&quot;http://zotero.org/users/1913249/items/XCATBQNK&quot;],&quot;itemData&quot;:{&quot;id&quot;:2616,&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citation-key&quot;:&quot;kafai_beyond_2014&quot;},&quot;prefix&quot;:&quot;&quot;,&quot;suffix&quot;:&quot;&quot;}],&quot;schema&quot;:&quot;https://github.com/citation-style-language/schema/raw/master/csl-citation.json&quot;} RNDLX5VLcQyB0"/>.</text:p>
      <text:h text:style-name="Heading_20_2" text:outline-level="2"><text:bookmark-start text:name="motivations-for-game-making-in-education"/>Motivations for Game Making in Education<text:bookmark-end text:name="motivations-for-game-making-in-education"/></text:h>
      <text:p text:style-name="First_20_paragraph">The following section outlines the benefits and motivations of game making in education. Researchers Kafai and Burke <text:reference-mark-start text:name="ZOTERO_ITEM CSL_CITATION {&quot;citationID&quot;:&quot;huhlfeho&quot;,&quot;properties&quot;:{&quot;formattedCitation&quot;:&quot;(2015)&quot;,&quot;plainCitation&quot;:&quot;(2015)&quot;,&quot;noteIndex&quot;:0},&quot;citationItems&quot;:[{&quot;id&quot;:250,&quot;uris&quot;:[&quot;http://zotero.org/users/1913249/items/Q7JCMQ3N&quot;],&quot;uri&quot;:[&quot;http://zotero.org/users/1913249/items/Q7JCMQ3N&quot;],&quot;itemData&quot;:{&quot;id&quot;:250,&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volume&quot;:&quot;50&quot;,&quot;author&quot;:[{&quot;family&quot;:&quot;Kafai&quot;,&quot;given&quot;:&quot;Yasmin B.&quot;},{&quot;family&quot;:&quot;Burke&quot;,&quot;given&quot;:&quot;Quinn&quot;}],&quot;issued&quot;:{&quot;date-parts&quot;:[[&quot;2015&quot;]]},&quot;citation-key&quot;:&quot;kafai_constructionist_2015&quot;},&quot;suppress-author&quot;:true,&quot;prefix&quot;:&quot;&quot;,&quot;suffix&quot;:&quot;&quot;}],&quot;schema&quot;:&quot;https://github.com/citation-style-language/schema/raw/master/csl-citation.json&quot;} RNDS1p1c63JRa"/>(2015)<text:reference-mark-end text:name="ZOTERO_ITEM CSL_CITATION {&quot;citationID&quot;:&quot;huhlfeho&quot;,&quot;properties&quot;:{&quot;formattedCitation&quot;:&quot;(2015)&quot;,&quot;plainCitation&quot;:&quot;(2015)&quot;,&quot;noteIndex&quot;:0},&quot;citationItems&quot;:[{&quot;id&quot;:250,&quot;uris&quot;:[&quot;http://zotero.org/users/1913249/items/Q7JCMQ3N&quot;],&quot;uri&quot;:[&quot;http://zotero.org/users/1913249/items/Q7JCMQ3N&quot;],&quot;itemData&quot;:{&quot;id&quot;:250,&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volume&quot;:&quot;50&quot;,&quot;author&quot;:[{&quot;family&quot;:&quot;Kafai&quot;,&quot;given&quot;:&quot;Yasmin B.&quot;},{&quot;family&quot;:&quot;Burke&quot;,&quot;given&quot;:&quot;Quinn&quot;}],&quot;issued&quot;:{&quot;date-parts&quot;:[[&quot;2015&quot;]]},&quot;citation-key&quot;:&quot;kafai_constructionist_2015&quot;},&quot;suppress-author&quot;:true,&quot;prefix&quot;:&quot;&quot;,&quot;suffix&quot;:&quot;&quot;}],&quot;schema&quot;:&quot;https://github.com/citation-style-language/schema/raw/master/csl-citation.json&quot;} RNDS1p1c63JRa"/> have undertaken one or the most extensive reviews of the educational potential of game making. The following sections are based on this research with some additional material.</text:p>
      <text:p text:style-name="Text_20_body"><text:span text:style-name="T1">Coding and Computing Practices:</text:span> The main learning objective of making games in educational settings is to develop coding and computing skills. While some game making tools use a specialised graphical interface, many others involve working with code directly. These new tools have allowed students to practice the mechanics and core structures of coding and a more applied definition of Computational Thinking. A study by Adams and Webster <text:reference-mark-start text:name="ZOTERO_ITEM CSL_CITATION {&quot;citationID&quot;:&quot;jtjhgpgd&quot;,&quot;properties&quot;:{&quot;formattedCitation&quot;:&quot;(2012)&quot;,&quot;plainCitation&quot;:&quot;(2012)&quot;,&quot;noteIndex&quot;:0},&quot;citationItems&quot;:[{&quot;id&quot;:2653,&quot;uris&quot;:[&quot;http://zotero.org/users/1913249/items/DKMD8R7Y&quot;],&quot;uri&quot;:[&quot;http://zotero.org/users/1913249/items/DKMD8R7Y&quot;],&quot;itemData&quot;:{&quot;id&quot;:2653,&quot;type&quot;:&quot;paper-conference&quot;,&quot;abstract&quot;:&quot;Drag-and-drop learning environments like Alice (alice.org) and Scratch (scratch.mit.edu) eliminate syntax errors, making them attractive as ways to introduce programming concepts to students. Alice is closely associated with storytelling, Scratch was designed for creating music videos, and both can be used to create games. Having had students create each kind of project, we began to wonder: Do students learn different things creating games compared to music videos or stories? What programming constructs do students actually use (and hence learn well enough to be able to apply)? To answer these questions, we conducted a quantitative analysis of a collection of over 300 different student projects created using these tools. In examining different kinds of projects, we found significant differences in how frequently the students creating those projects used variables, if statements, loops, and dialog constructs.&quot;,&quot;collection-title&quot;:&quot;SIGCSE '12&quot;,&quot;container-title&quot;:&quot;Proceedings of the 43rd ACM Technical Symposium on Computer Science Education&quot;,&quot;DOI&quot;:&quot;10.1145/2157136.2157319&quot;,&quot;event-place&quot;:&quot;New York, NY, USA&quot;,&quot;ISBN&quot;:&quot;978-1-4503-1098-7&quot;,&quot;page&quot;:&quot;643–648&quot;,&quot;publisher&quot;:&quot;ACM&quot;,&quot;publisher-place&quot;:&quot;New York, NY, USA&quot;,&quot;source&quot;:&quot;ACM Digital Library&quot;,&quot;title&quot;:&quot;What Do Students Learn About Programming from Game, Music Video, and Storytelling Projects?&quot;,&quot;URL&quot;:&quot;http://doi.acm.org/10.1145/2157136.2157319&quot;,&quot;author&quot;:[{&quot;family&quot;:&quot;Adams&quot;,&quot;given&quot;:&quot;Joel C.&quot;},{&quot;family&quot;:&quot;Webster&quot;,&quot;given&quot;:&quot;Andrew R.&quot;}],&quot;accessed&quot;:{&quot;date-parts&quot;:[[&quot;2018&quot;,7,18]]},&quot;issued&quot;:{&quot;date-parts&quot;:[[&quot;2012&quot;]]},&quot;citation-key&quot;:&quot;adams_what_2012&quot;},&quot;suppress-author&quot;:true,&quot;prefix&quot;:&quot;&quot;,&quot;suffix&quot;:&quot;&quot;}],&quot;schema&quot;:&quot;https://github.com/citation-style-language/schema/raw/master/csl-citation.json&quot;} RNDr0GW5Pbl39"/>(2012)<text:reference-mark-end text:name="ZOTERO_ITEM CSL_CITATION {&quot;citationID&quot;:&quot;jtjhgpgd&quot;,&quot;properties&quot;:{&quot;formattedCitation&quot;:&quot;(2012)&quot;,&quot;plainCitation&quot;:&quot;(2012)&quot;,&quot;noteIndex&quot;:0},&quot;citationItems&quot;:[{&quot;id&quot;:2653,&quot;uris&quot;:[&quot;http://zotero.org/users/1913249/items/DKMD8R7Y&quot;],&quot;uri&quot;:[&quot;http://zotero.org/users/1913249/items/DKMD8R7Y&quot;],&quot;itemData&quot;:{&quot;id&quot;:2653,&quot;type&quot;:&quot;paper-conference&quot;,&quot;abstract&quot;:&quot;Drag-and-drop learning environments like Alice (alice.org) and Scratch (scratch.mit.edu) eliminate syntax errors, making them attractive as ways to introduce programming concepts to students. Alice is closely associated with storytelling, Scratch was designed for creating music videos, and both can be used to create games. Having had students create each kind of project, we began to wonder: Do students learn different things creating games compared to music videos or stories? What programming constructs do students actually use (and hence learn well enough to be able to apply)? To answer these questions, we conducted a quantitative analysis of a collection of over 300 different student projects created using these tools. In examining different kinds of projects, we found significant differences in how frequently the students creating those projects used variables, if statements, loops, and dialog constructs.&quot;,&quot;collection-title&quot;:&quot;SIGCSE '12&quot;,&quot;container-title&quot;:&quot;Proceedings of the 43rd ACM Technical Symposium on Computer Science Education&quot;,&quot;DOI&quot;:&quot;10.1145/2157136.2157319&quot;,&quot;event-place&quot;:&quot;New York, NY, USA&quot;,&quot;ISBN&quot;:&quot;978-1-4503-1098-7&quot;,&quot;page&quot;:&quot;643–648&quot;,&quot;publisher&quot;:&quot;ACM&quot;,&quot;publisher-place&quot;:&quot;New York, NY, USA&quot;,&quot;source&quot;:&quot;ACM Digital Library&quot;,&quot;title&quot;:&quot;What Do Students Learn About Programming from Game, Music Video, and Storytelling Projects?&quot;,&quot;URL&quot;:&quot;http://doi.acm.org/10.1145/2157136.2157319&quot;,&quot;author&quot;:[{&quot;family&quot;:&quot;Adams&quot;,&quot;given&quot;:&quot;Joel C.&quot;},{&quot;family&quot;:&quot;Webster&quot;,&quot;given&quot;:&quot;Andrew R.&quot;}],&quot;accessed&quot;:{&quot;date-parts&quot;:[[&quot;2018&quot;,7,18]]},&quot;issued&quot;:{&quot;date-parts&quot;:[[&quot;2012&quot;]]},&quot;citation-key&quot;:&quot;adams_what_2012&quot;},&quot;suppress-author&quot;:true,&quot;prefix&quot;:&quot;&quot;,&quot;suffix&quot;:&quot;&quot;}],&quot;schema&quot;:&quot;https://github.com/citation-style-language/schema/raw/master/csl-citation.json&quot;} RNDr0GW5Pbl39"/> indicated that games rather than media or storytelling computing projects were more likely to use logic and variables extensively.</text:p>
      <text:p text:style-name="Text_20_body"><text:span text:style-name="T1">Games to study other subjects:</text:span> When students are tasked with making games that teach a key concepts of another subject it requires them to gain a deep understanding of that area. Kafai’s review covered studies on game making to aid maths, biology, chemistry and language development. Cross-curricular projects are also a potential way to overcome limits in time devoted to computing.</text:p>
      <text:p text:style-name="Text_20_body"><text:span text:style-name="T1">Developing Social and 21st Century Skills:</text:span> The term 21st Century Skills is used quite flexibly in educational research but there is broad understanding that they cover skills like social skills, self reflection, cultural awareness and a range of technical abilities that allow participation in information society. These skill suit being developed via collaborative game making. More tightly focused research on game making and collaboration is needed but the potential to develop such skills is exciting. One Study by Baytak <text:reference-mark-start text:name="ZOTERO_ITEM CSL_CITATION {&quot;citationID&quot;:&quot;gutrzqtc&quot;,&quot;properties&quot;:{&quot;formattedCitation&quot;:&quot;(2010)&quot;,&quot;plainCitation&quot;:&quot;(2010)&quot;,&quot;noteIndex&quot;:0},&quot;citationItems&quot;:[{&quot;id&quot;:2375,&quot;uris&quot;:[&quot;http://zotero.org/users/1913249/items/W3SL8G8S&quot;],&quot;uri&quot;:[&quot;http://zotero.org/users/1913249/items/W3SL8G8S&quot;],&quot;itemData&quot;:{&quot;id&quot;:2375,&quot;type&quot;:&quot;article-journal&quot;,&quot;abstract&quot;:&quot;The purpose of this case study was to explore how children designed computer games as artifacts that reflected their understanding of nutrition. In order to accomplish this goal, we asked students to design educational games that would teach first graders about nutrition. The characteristics of the games, design strategies, and collaboration among students were examined. Results from three separate student cases are presented.&quot;,&quot;container-title&quot;:&quot;Procedia - Social and Behavioral Sciences&quot;,&quot;DOI&quot;:&quot;10.1016/j.sbspro.2010.03.853&quot;,&quot;page&quot;:&quot;5242-5246&quot;,&quot;source&quot;:&quot;ResearchGate&quot;,&quot;title&quot;:&quot;A case study of educational game design by kids and for kids&quot;,&quot;volume&quot;:&quot;2&quot;,&quot;author&quot;:[{&quot;family&quot;:&quot;Baytak&quot;,&quot;given&quot;:&quot;Ahmet&quot;},{&quot;family&quot;:&quot;Land&quot;,&quot;given&quot;:&quot;Susan&quot;}],&quot;issued&quot;:{&quot;date-parts&quot;:[[&quot;2010&quot;,12,31]]},&quot;citation-key&quot;:&quot;baytak_case_2010&quot;},&quot;suppress-author&quot;:true,&quot;prefix&quot;:&quot;&quot;,&quot;suffix&quot;:&quot;&quot;}],&quot;schema&quot;:&quot;https://github.com/citation-style-language/schema/raw/master/csl-citation.json&quot;} RNDaJQeDWcBJ8"/>(2010)<text:reference-mark-end text:name="ZOTERO_ITEM CSL_CITATION {&quot;citationID&quot;:&quot;gutrzqtc&quot;,&quot;properties&quot;:{&quot;formattedCitation&quot;:&quot;(2010)&quot;,&quot;plainCitation&quot;:&quot;(2010)&quot;,&quot;noteIndex&quot;:0},&quot;citationItems&quot;:[{&quot;id&quot;:2375,&quot;uris&quot;:[&quot;http://zotero.org/users/1913249/items/W3SL8G8S&quot;],&quot;uri&quot;:[&quot;http://zotero.org/users/1913249/items/W3SL8G8S&quot;],&quot;itemData&quot;:{&quot;id&quot;:2375,&quot;type&quot;:&quot;article-journal&quot;,&quot;abstract&quot;:&quot;The purpose of this case study was to explore how children designed computer games as artifacts that reflected their understanding of nutrition. In order to accomplish this goal, we asked students to design educational games that would teach first graders about nutrition. The characteristics of the games, design strategies, and collaboration among students were examined. Results from three separate student cases are presented.&quot;,&quot;container-title&quot;:&quot;Procedia - Social and Behavioral Sciences&quot;,&quot;DOI&quot;:&quot;10.1016/j.sbspro.2010.03.853&quot;,&quot;page&quot;:&quot;5242-5246&quot;,&quot;source&quot;:&quot;ResearchGate&quot;,&quot;title&quot;:&quot;A case study of educational game design by kids and for kids&quot;,&quot;volume&quot;:&quot;2&quot;,&quot;author&quot;:[{&quot;family&quot;:&quot;Baytak&quot;,&quot;given&quot;:&quot;Ahmet&quot;},{&quot;family&quot;:&quot;Land&quot;,&quot;given&quot;:&quot;Susan&quot;}],&quot;issued&quot;:{&quot;date-parts&quot;:[[&quot;2010&quot;,12,31]]},&quot;citation-key&quot;:&quot;baytak_case_2010&quot;},&quot;suppress-author&quot;:true,&quot;prefix&quot;:&quot;&quot;,&quot;suffix&quot;:&quot;&quot;}],&quot;schema&quot;:&quot;https://github.com/citation-style-language/schema/raw/master/csl-citation.json&quot;} RNDaJQeDWcBJ8"/> focused on the potential of making games to create a collaborative classroom community. Learners are often keen to share their games for others to play and to play those of others. This motivation can be leveraged to provide detailed feedback.</text:p>
      <text:p text:style-name="P3"><text:span text:style-name="T1">Games to explore systems and systems thinking:</text:span> As the economic and environmental systems around us become more complex, it is vital that we teach young people how to analyse and alter them. Games are in essence rule-based systems. <text:span text:style-name="T2">Games for change</text:span> is a concept that invites game makers to make games to explore social issues. Such issues often involve a systems-based understanding of then world, and as games are themselves interactive systems themselves, they <text:soft-page-break/>are a powerful vehicle for exploring a complex problems involving race, sex and environmental and social issues <text:reference-mark-start text:name="ZOTERO_ITEM CSL_CITATION {&quot;citationID&quot;:&quot;ezfxdzbw&quot;,&quot;properties&quot;:{&quot;formattedCitation&quot;:&quot;(Tekinba\\uc0\\u351{} et al., 2010)&quot;,&quot;plainCitation&quot;:&quot;(Tekinbaş et al., 2010)&quot;,&quot;noteIndex&quot;:0},&quot;citationItems&quot;:[{&quot;id&quot;:2530,&quot;uris&quot;:[&quot;http://zotero.org/users/1913249/items/3AQZ3WDH&quot;],&quot;uri&quot;:[&quot;http://zotero.org/users/1913249/items/3AQZ3WDH&quot;],&quot;itemData&quot;:{&quot;id&quot;:2530,&quot;type&quot;:&quot;book&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event-place&quot;:&quot;Cambridge, Mass&quot;,&quot;ISBN&quot;:&quot;978-0-262-51565-8&quot;,&quot;language&quot;:&quot;English&quot;,&quot;number-of-pages&quot;:&quot;164&quot;,&quot;publisher&quot;:&quot;The MIT Press&quot;,&quot;publisher-place&quot;:&quot;Cambridge, Mass&quot;,&quot;source&quot;:&quot;Amazon&quot;,&quot;title&quot;:&quot;Quest to Learn: Developing the School for Digital Kids&quot;,&quot;title-short&quot;:&quot;Quest to Learn&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issued&quot;:{&quot;date-parts&quot;:[[&quot;2010&quot;,10,29]]},&quot;citation-key&quot;:&quot;tekinbas_quest_2010&quot;},&quot;prefix&quot;:&quot;&quot;,&quot;suffix&quot;:&quot;&quot;}],&quot;schema&quot;:&quot;https://github.com/citation-style-language/schema/raw/master/csl-citation.json&quot;} RND8AUT9rXFbM"/><text:span text:style-name="T7">(Tekinbaş et al., 2010)</text:span><text:reference-mark-end text:name="ZOTERO_ITEM CSL_CITATION {&quot;citationID&quot;:&quot;ezfxdzbw&quot;,&quot;properties&quot;:{&quot;formattedCitation&quot;:&quot;(Tekinba\\uc0\\u351{} et al., 2010)&quot;,&quot;plainCitation&quot;:&quot;(Tekinbaş et al., 2010)&quot;,&quot;noteIndex&quot;:0},&quot;citationItems&quot;:[{&quot;id&quot;:2530,&quot;uris&quot;:[&quot;http://zotero.org/users/1913249/items/3AQZ3WDH&quot;],&quot;uri&quot;:[&quot;http://zotero.org/users/1913249/items/3AQZ3WDH&quot;],&quot;itemData&quot;:{&quot;id&quot;:2530,&quot;type&quot;:&quot;book&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event-place&quot;:&quot;Cambridge, Mass&quot;,&quot;ISBN&quot;:&quot;978-0-262-51565-8&quot;,&quot;language&quot;:&quot;English&quot;,&quot;number-of-pages&quot;:&quot;164&quot;,&quot;publisher&quot;:&quot;The MIT Press&quot;,&quot;publisher-place&quot;:&quot;Cambridge, Mass&quot;,&quot;source&quot;:&quot;Amazon&quot;,&quot;title&quot;:&quot;Quest to Learn: Developing the School for Digital Kids&quot;,&quot;title-short&quot;:&quot;Quest to Learn&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issued&quot;:{&quot;date-parts&quot;:[[&quot;2010&quot;,10,29]]},&quot;citation-key&quot;:&quot;tekinbas_quest_2010&quot;},&quot;prefix&quot;:&quot;&quot;,&quot;suffix&quot;:&quot;&quot;}],&quot;schema&quot;:&quot;https://github.com/citation-style-language/schema/raw/master/csl-citation.json&quot;} RND8AUT9rXFbM"/>. The Games for Change network run an international game making challenge for young people and support for teachers to implement it. This challenge provides well planned supporting resources for both teachers and students<text:note text:id="ftn1" text:note-class="footnote"><text:note-citation>1</text:note-citation><text:note-body><text:p text:style-name="Footnote">https://gamesforchange.org/studentchallenge/g4c-resources-hub/</text:p></text:note-body></text:note>. Quest to Learn, a New York high school which partners with an academic group the Institute of Play, has incorporated game design into its curriculum as a way to promote learning about systems. This partnership has produced resources aimed at supporting systems thinking through game making which are extremely informative for teachers looking to work in this area.<text:note text:id="ftn2" text:note-class="footnote"><text:note-citation>2</text:note-citation><text:note-body><text:p text:style-name="Footnote">https://clalliance.org/institute-of-play/</text:p></text:note-body></text:note></text:p>
      <text:h text:style-name="Heading_20_2" text:outline-level="2"><text:bookmark-start text:name="key-concepts-in-game-making"/>Key Concepts in Game Making<text:bookmark-end text:name="key-concepts-in-game-making"/></text:h>
      <text:p text:style-name="First_20_paragraph">Certain characteristics of game making as an educational activity are of particular interest and value. In the previous section, for example, the use of games to teach systems concepts is aligned with the internal rules and structure of games themselves in a way which particularly suits exploring that topic. Other special elements of game making are explored in the following sections in the form of key concepts and checklists.</text:p>
      <text:h text:style-name="Heading_20_3" text:outline-level="3"><text:bookmark-start text:name="key-concept---family-game-experience-as-an-inclusive-fund-of-knowledge"/>Key Concept - Family Game Experience as an inclusive Fund of Knowledge<text:bookmark-end text:name="key-concept---family-game-experience-as-an-inclusive-fund-of-knowledge"/></text:h>
      <text:p text:style-name="First_20_paragraph">The concept of Funds of Knowledge emerged from research within US Latino communities. The term addresses the use of knowledge and skills from participation in activities outside of school that teachers can build on to help classroom work and to support the motivation of learners. Researchers found that Latino home cultures, skills and traditions were hardly visible in mainstream school cultures, resulting in a form of deficit thinking about the performance of these communities <text:reference-mark-start text:name="ZOTERO_ITEM CSL_CITATION {&quot;citationID&quot;:&quot;oplrcnth&quot;,&quot;properties&quot;:{&quot;formattedCitation&quot;:&quot;(Moll et al., 1992)&quot;,&quot;plainCitation&quot;:&quot;(Moll et al., 1992)&quot;,&quot;noteIndex&quot;:0},&quot;citationItems&quot;:[{&quot;id&quot;:3383,&quot;uris&quot;:[&quot;http://zotero.org/users/1913249/items/EXBRQZWW&quot;],&quot;uri&quot;:[&quot;http://zotero.org/users/1913249/items/EXBRQZWW&quot;],&quot;itemData&quot;:{&quot;id&quot;:3383,&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uffix&quot;:&quot;&quot;}],&quot;schema&quot;:&quot;https://github.com/citation-style-language/schema/raw/master/csl-citation.json&quot;} RNDu1tJhg3w8p"/>(Moll et al., 1992)<text:reference-mark-end text:name="ZOTERO_ITEM CSL_CITATION {&quot;citationID&quot;:&quot;oplrcnth&quot;,&quot;properties&quot;:{&quot;formattedCitation&quot;:&quot;(Moll et al., 1992)&quot;,&quot;plainCitation&quot;:&quot;(Moll et al., 1992)&quot;,&quot;noteIndex&quot;:0},&quot;citationItems&quot;:[{&quot;id&quot;:3383,&quot;uris&quot;:[&quot;http://zotero.org/users/1913249/items/EXBRQZWW&quot;],&quot;uri&quot;:[&quot;http://zotero.org/users/1913249/items/EXBRQZWW&quot;],&quot;itemData&quot;:{&quot;id&quot;:3383,&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uffix&quot;:&quot;&quot;}],&quot;schema&quot;:&quot;https://github.com/citation-style-language/schema/raw/master/csl-citation.json&quot;} RNDu1tJhg3w8p"/>.</text:p>
      <text:p text:style-name="Text_20_body">Games may allow children to draw on funds of knowledge in various ways, perhaps in the choice of the kind of game that is to be made, in the setting or subject matter or the style and aesthetics of audio and visual elements of the game. Teachers can also draw out attitudes and knowledge of game cultures and bring them into the learning environment in an inclusive way. In addition knowledge of game design conventions can be used by teachers to exemplify coding concepts. For example take conditional coding constructs. If Pac-Man touches a ghost then a player life is lost. Such structures are described as a game design patterns. Werner and colleagues <text:reference-mark-start text:name="ZOTERO_ITEM CSL_CITATION {&quot;citationID&quot;:&quot;vztxzrme&quot;,&quot;properties&quot;:{&quot;formattedCitation&quot;:&quot;(2014)&quot;,&quot;plainCitation&quot;:&quot;(2014)&quot;,&quot;noteIndex&quot;:0},&quot;citationItems&quot;:[{&quot;id&quot;:2409,&quot;uris&quot;:[&quot;http://zotero.org/users/1913249/items/RUWZA8Q7&quot;],&quot;uri&quot;:[&quot;http://zotero.org/users/1913249/items/RUWZA8Q7&quot;],&quot;itemData&quot;:{&quot;id&quot;:2409,&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SSN&quot;:&quot;2155-6849 DOI: 10.4018/ijgbl.2014070102&quot;,&quot;issue&quot;:&quot;3&quot;,&quot;journalAbbreviation&quot;:&quot;IJGBL&quot;,&quot;language&quot;:&quot;en&quot;,&quot;page&quot;:&quot;13-22&quot;,&quot;source&quot;:&quot;www.igi-global.com&quot;,&quot;title&quot;:&quot;Using Game Mechanics to Measure What Students Learn from Programming Games&quot;,&quot;volume&quot;:&quot;4&quot;,&quot;author&quot;:[{&quot;family&quot;:&quot;Denner&quot;,&quot;given&quot;:&quot;Jill&quot;},{&quot;family&quot;:&quot;Werner&quot;,&quot;given&quot;:&quot;Linda&quot;},{&quot;family&quot;:&quot;Campe&quot;,&quot;given&quot;:&quot;Shannon&quot;},{&quot;family&quot;:&quot;Ortiz&quot;,&quot;given&quot;:&quot;Eloy&quot;}],&quot;issued&quot;:{&quot;date-parts&quot;:[[&quot;2014&quot;,7,1]]},&quot;citation-key&quot;:&quot;denner_using_2014&quot;},&quot;suppress-author&quot;:true,&quot;prefix&quot;:&quot;&quot;,&quot;suffix&quot;:&quot;&quot;}],&quot;schema&quot;:&quot;https://github.com/citation-style-language/schema/raw/master/csl-citation.json&quot;} RND7KYUUkOzjB"/>(2014)<text:reference-mark-end text:name="ZOTERO_ITEM CSL_CITATION {&quot;citationID&quot;:&quot;vztxzrme&quot;,&quot;properties&quot;:{&quot;formattedCitation&quot;:&quot;(2014)&quot;,&quot;plainCitation&quot;:&quot;(2014)&quot;,&quot;noteIndex&quot;:0},&quot;citationItems&quot;:[{&quot;id&quot;:2409,&quot;uris&quot;:[&quot;http://zotero.org/users/1913249/items/RUWZA8Q7&quot;],&quot;uri&quot;:[&quot;http://zotero.org/users/1913249/items/RUWZA8Q7&quot;],&quot;itemData&quot;:{&quot;id&quot;:2409,&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SSN&quot;:&quot;2155-6849 DOI: 10.4018/ijgbl.2014070102&quot;,&quot;issue&quot;:&quot;3&quot;,&quot;journalAbbreviation&quot;:&quot;IJGBL&quot;,&quot;language&quot;:&quot;en&quot;,&quot;page&quot;:&quot;13-22&quot;,&quot;source&quot;:&quot;www.igi-global.com&quot;,&quot;title&quot;:&quot;Using Game Mechanics to Measure What Students Learn from Programming Games&quot;,&quot;volume&quot;:&quot;4&quot;,&quot;author&quot;:[{&quot;family&quot;:&quot;Denner&quot;,&quot;given&quot;:&quot;Jill&quot;},{&quot;family&quot;:&quot;Werner&quot;,&quot;given&quot;:&quot;Linda&quot;},{&quot;family&quot;:&quot;Campe&quot;,&quot;given&quot;:&quot;Shannon&quot;},{&quot;family&quot;:&quot;Ortiz&quot;,&quot;given&quot;:&quot;Eloy&quot;}],&quot;issued&quot;:{&quot;date-parts&quot;:[[&quot;2014&quot;,7,1]]},&quot;citation-key&quot;:&quot;denner_using_2014&quot;},&quot;suppress-author&quot;:true,&quot;prefix&quot;:&quot;&quot;,&quot;suffix&quot;:&quot;&quot;}],&quot;schema&quot;:&quot;https://github.com/citation-style-language/schema/raw/master/csl-citation.json&quot;} RND7KYUUkOzjB"/> found that the use of design patterns and game mechanics when teaching novice coders can increase accessibility for learners due the concrete and relatable approach.</text:p>
      <text:p text:style-name="Text_20_body">BEGIN BOX</text:p>
      <text:h text:style-name="Heading_20_3" text:outline-level="3"><text:bookmark-start text:name="checklist-drawing-on-home-cultures"/>Checklist: Drawing on Home Cultures<text:bookmark-end text:name="checklist-drawing-on-home-cultures"/></text:h>
      <text:p text:style-name="First_20_paragraph">To allow students to bring their own home funds on knowledge into their work we can structure our sessions carefully. Even if students do not consider video game <text:span text:style-name="T2">playing</text:span> to be of particular interested to them, that there are other ways for them to bring their interests into game making. To help this process, the following questions may be a useful check list.</text:p>
      <text:list xml:id="list3213082291" text:style-name="L1">
        <text:list-item>
          <text:p text:style-name="P4"><text:soft-page-break/>Are you letting students use their knowledge of game conventions to inform the planning and development of their game coding projects? How are you setting limits to make sure they stay within their technical capabilities?</text:p>
        </text:list-item>
        <text:list-item>
          <text:p text:style-name="P4">If playing computer games is not part of their home interests, can students draw on other interests to make choices over the narrative, characters and aesthetics of their designs?</text:p>
        </text:list-item>
        <text:list-item>
          <text:p text:style-name="P4">Have you planned ways for students to adopt playful and collaborative ways of working as a way to maximise learner engagement with game making?</text:p>
        </text:list-item>
      </text:list>
      <text:p text:style-name="First_20_paragraph">END BOX</text:p>
      <text:h text:style-name="Heading_20_3" text:outline-level="3"><text:bookmark-start text:name="key-concept---game-making-as-an-authentic-activity"/>Key Concept - Game Making as an Authentic Activity<text:bookmark-end text:name="key-concept---game-making-as-an-authentic-activity"/></text:h>
      <text:p text:style-name="First_20_paragraph">Another important concept in both project and inclusive approaches to education is to make projects as authentic as possible to increase learner motivation. For game making this authenticity or realness can be seen in both to the tangible, shareable nature of resulting game created and in clear links to the domain of professional game design. When learners are designing with someone else in mind, this guides them to shape their game design effectively. The process of imagining the end user’s experience is a vital design skill that can be developed when making games. As teachers, it is helpful to redirect the attention of learners back to the imagined player of the game they are creating to help with motivation and prioritisation. The high-profile of the games industry helps learners recognise that their own game making skills can be applied outside of the classroom. Young people may not be able to create a technically commercial advanced game but other genuine audiences exist. For example, so-called Indy Games are made by enthusiasts and often released at low cost or for free on the internet. They often appeal to a retro-game aesthetic and are thus easier and quicker to make. Highlighting these communities and outlet may reduce student dissatisfaction at not being able to code more advanced games. As another way to increase authenticity schools sometimes enter online game making competitions or wider creative competitions like the Coolest Project. You may be able to add authenticity in a similar way by providing a low pressure competition or another frame for student’s game making.</text:p>
      <text:h text:style-name="Heading_20_3" text:outline-level="3"><text:bookmark-start text:name="key-concept---coding-and-computational-fluency"/>Key Concept - Coding and Computational Fluency<text:bookmark-end text:name="key-concept---coding-and-computational-fluency"/></text:h>
      <text:p text:style-name="First_20_paragraph">Resnick and Rusk <text:reference-mark-start text:name="ZOTERO_ITEM CSL_CITATION {&quot;citationID&quot;:&quot;gbqfqnzh&quot;,&quot;properties&quot;:{&quot;formattedCitation&quot;:&quot;(2020)&quot;,&quot;plainCitation&quot;:&quot;(2020)&quot;,&quot;noteIndex&quot;:0},&quot;citationItems&quot;:[{&quot;id&quot;:8304,&quot;uris&quot;:[&quot;http://zotero.org/users/1913249/items/VYS48CXK&quot;],&quot;uri&quot;:[&quot;http://zotero.org/users/1913249/items/VYS48CXK&quot;],&quot;itemData&quot;:{&quot;id&quot;:8304,&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volume&quot;:&quot;63&quot;,&quot;author&quot;:[{&quot;family&quot;:&quot;Resnick&quot;,&quot;given&quot;:&quot;Mitchel&quot;},{&quot;family&quot;:&quot;Rusk&quot;,&quot;given&quot;:&quot;Natalie&quot;}],&quot;issued&quot;:{&quot;date-parts&quot;:[[&quot;2020&quot;,10,22]]},&quot;citation-key&quot;:&quot;resnick_coding_2020&quot;},&quot;suppress-author&quot;:true,&quot;prefix&quot;:&quot;&quot;,&quot;suffix&quot;:&quot;&quot;}],&quot;schema&quot;:&quot;https://github.com/citation-style-language/schema/raw/master/csl-citation.json&quot;} RNDgKjkoT8rYV"/>(2020)<text:reference-mark-end text:name="ZOTERO_ITEM CSL_CITATION {&quot;citationID&quot;:&quot;gbqfqnzh&quot;,&quot;properties&quot;:{&quot;formattedCitation&quot;:&quot;(2020)&quot;,&quot;plainCitation&quot;:&quot;(2020)&quot;,&quot;noteIndex&quot;:0},&quot;citationItems&quot;:[{&quot;id&quot;:8304,&quot;uris&quot;:[&quot;http://zotero.org/users/1913249/items/VYS48CXK&quot;],&quot;uri&quot;:[&quot;http://zotero.org/users/1913249/items/VYS48CXK&quot;],&quot;itemData&quot;:{&quot;id&quot;:8304,&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volume&quot;:&quot;63&quot;,&quot;author&quot;:[{&quot;family&quot;:&quot;Resnick&quot;,&quot;given&quot;:&quot;Mitchel&quot;},{&quot;family&quot;:&quot;Rusk&quot;,&quot;given&quot;:&quot;Natalie&quot;}],&quot;issued&quot;:{&quot;date-parts&quot;:[[&quot;2020&quot;,10,22]]},&quot;citation-key&quot;:&quot;resnick_coding_2020&quot;},&quot;suppress-author&quot;:true,&quot;prefix&quot;:&quot;&quot;,&quot;suffix&quot;:&quot;&quot;}],&quot;schema&quot;:&quot;https://github.com/citation-style-language/schema/raw/master/csl-citation.json&quot;} RNDgKjkoT8rYV"/> draw on literacy-for-all movements when using a concept of computational fluency to describe student’s creative expression through coding projects. Fluency in coding can be compared to fluency in spoken languages where the focus is less on accuracy and complexity of language use compared to how unhalting and comfortable the speaker is. Game making has a great potential to develop coding fluency if students are given flexibility over how they add in and adjust new features based on the motivation of designing for other players. Game making encourages small repeated changes to project variables and structures to get the game play feel of game mechanics just right. The process of adding different graphics and audio assets into games returns a high reward for students in terms of their efforts. These factors contribute to games being a good vehicle to encourage confidence in coding and computational fluency.</text:p>
      <text:h text:style-name="Heading_20_2" text:outline-level="2"><text:bookmark-start text:name="an-overview-of-game-coding-tools"/><text:soft-page-break/>An Overview of Game Coding Tools<text:bookmark-end text:name="an-overview-of-game-coding-tools"/></text:h>
      <text:p text:style-name="First_20_paragraph">The field of game making is extremely dynamic as new tools frequently emerge with novel approaches and features. In this section I outline the key features of selected game making tools. Some game making tools for beginners, for example Kodu or the Game Maker series, use a Graphical User Interface (GUI) to abstract away the detail of the underlying code complexity. While those may be useful to learn game design without coding, in this section I only include tools that allow users to code the game directly.</text:p>
      <text:p text:style-name="Text_20_body"><text:span text:style-name="T1">Pygame - a python based library for 2D Games:</text:span> Pygame is an add-on (code library) for Python to make game making easier. Pygame is a good choice for students that have had experience of coding in Python or for teachers that want to encourage fluency in this particular language. The Pygame community has produced resources aimed at beginner coders.<text:note text:id="ftn3" text:note-class="footnote"><text:note-citation>3</text:note-citation><text:note-body><text:p text:style-name="Footnote">https://www.pygame.org/wiki/resources</text:p></text:note-body></text:note> There are also interesting resources and books to support game making with Pygame on the website of the Raspberry Pi foundation.<text:note text:id="ftn4" text:note-class="footnote"><text:note-citation>4</text:note-citation><text:note-body><text:p text:style-name="Footnote">https://www.raspberrypi.org/blog/tag/pygame/</text:p></text:note-body></text:note> It is harder to set up a game-coding environment using Pygame compared to some of the other tools here. There is also less of an active community of game makers sharing their games online.</text:p>
      <text:p text:style-name="Text_20_body"><text:span text:style-name="T1">Scratch - a familiar and flexible tool:</text:span> Scratch is a block-based programming environment popular in schools. Scratch was designed for more general multi-media projects rather than being targeted at solely game making. However, games are a popular choice of project for young people. The ability to create your own graphical and audio assets allows users to bring their own interests into projects. However, from my experience, while it is quick to get started, the lack of program common game patterns like gravity and collisions means that complexity of the code you need quickly mounts. Even then, for the most part the game play of the learner created games is often a bit unsatisfactory. Where Scratch does stand out is the community element of the website where learners can get inspired by the extremely diverse creations of other young coders. The ability to remix the work of others is a great way start to get used to the production process.</text:p>
      <text:p text:style-name="Text_20_body"><text:span text:style-name="T1">Phaser.js in a Code Playground - an authentic web game making framework:</text:span> Phaser is a javascript game making library. It is my own tool of choice when it comes to game-making using text code. To teach it I ask learners to code games a web coding environment called a code playground. Code playgrounds are a tool used by both expert and novice coders to share examples of code that can be edited and preview online. A key feature is the ability to make changes in code and quickly see the new results appear in the live game. The concept is particularly useful for novice coders. Many text-based code playgrounds exist online. I chose Glitch.com although the process also works well in Trinket which is promoted by Code Club resources. Using this kind of web playground is a particularly authentic choice of tool. Phaser is used by professional game makers and Glitch is the test bed of choice of many code developers. If learners do take to this way of working they can easily progress to creating genuine Indy Games, dynamic websites and flexible web applications.</text:p>
      <text:p text:style-name="Text_20_body"><text:span text:style-name="T2">phaser simple game to edit</text:span> &lt;Game_Figure1.1.png&gt; Figure 1.1. Phaser in Glitch.com playground <text:soft-page-break/>with code and game side by side. Screenshot by author.</text:p>
      <text:p text:style-name="Text_20_body">The drawback of this approach is the potential complexity of using real web technology. While it is possible to hide certain elements of html and css away from the user, many mistakes are possible which break the game completely. Luckily Glitch has the ability rewind and undo your changes via an easy to use timeline of your project.</text:p>
      <text:p text:style-name="Text_20_body"><text:span text:style-name="T1">P5.play - an arts inspired coding environment:</text:span> P5.play is an add-on to the p5.js javascript framework. P5 is a javascript library that is quick to learn and get creative results. Sample projects often involve moving interactive, coloured shapes around and generating patterns. P5 has become popular not only with artists and designers but increasingly with educators. This is partly due to the ability to use it in code playgrounds with all of the advantages previously discussed in the section Phaser and Glitch. While P5.play is limited to 2D games, it adds useful design patterns like animation support, basic collision detection and help for mouse and keyboard interactions. Accessible tutorials are available online.<text:note text:id="ftn5" text:note-class="footnote"><text:note-citation>5</text:note-citation><text:note-body><text:p text:style-name="Footnote">https://molleindustria.github.io/p5.play/</text:p></text:note-body></text:note></text:p>
      <text:p text:style-name="Text_20_body"><text:span text:style-name="T1">MakeCode Arcade - specialised block based programming:</text:span> MakeCode Arcade is a block based programming environment similar to Scratch but with some interesting features which are tailored to game making like gravity, lives and a game over block. In addition, the multi-media making abilities are very stripped down, you can download the games to hand held devices or run them easily. Another advantage is that the MakeCode system is also used to code the popular Microbit micro controller. So this may be familiar to you as a teacher or to your students. </text:p>
      <text:p text:style-name="Text_20_body">&lt;Game_Figure1.2.png&gt; <text:span text:style-name="T2">MakeCode</text:span> Figure 1.2. MakeCode Arcade with code and game side by side. Screenshot by author.</text:p>
      <text:p text:style-name="Text_20_body">The MakeCode Arcade interface, like Scratch has the ability to edit sprite characters. However, compared to scratch it is more limited in terms of what can be created. The simplicity of a tool like MakeCode Arcade can help address issues around learners trying to attempt projects that are too ambitious in scope. The designers have intentionally limited the tools provided to work on audio and graphical assets and the screen size of the game. This simplicity reduces the amount of time learners spend creating assets and thus support students to spend time build familiarity and fluency with coding constructs. There some engaging, diverse and comprehensive example games and tutorials at the project website.<text:note text:id="ftn6" text:note-class="footnote"><text:note-citation>6</text:note-citation><text:note-body><text:p text:style-name="Footnote">https://arcade.makecode.com/</text:p></text:note-body></text:note></text:p>
      <text:h text:style-name="Heading_20_2" text:outline-level="2"><text:bookmark-start text:name="case-study---the-3m-game-making-learning-design"/>Case Study - The 3M Game Making Learning Design<text:bookmark-end text:name="case-study---the-3m-game-making-learning-design"/></text:h>
      <text:p text:style-name="First_20_paragraph">My own research in game making is an experimental approach to create a new learning design. I have worked with young learners, local families and undergraduate student helpers to evolve the 3M game making design. The section outlines the main features of the 3M model which comprises of Missions, Maps and Motivational Methods. This learning design could can be applied using any of the software tools above. The resources I have created for MakeCode<text:note text:id="ftn7" text:note-class="footnote"><text:note-citation>7</text:note-citation><text:note-body><text:p text:style-name="Footnote">https://mickfuzz.github.io/makecode-platformer-101/</text:p></text:note-body></text:note> and Phaser<text:note text:id="ftn8" text:note-class="footnote"><text:note-citation>8</text:note-citation><text:note-body><text:p text:style-name="Footnote">https://glitch-game-makers-manual.glitch.me/</text:p></text:note-body></text:note> are free and open source and available online. I invite other educators to adopt this <text:soft-page-break/>approach and share resources for Pygame, p5.play and other suitable platforms. I will explain how the methods involved in the model are informed by inclusive pedagogy principles contained in Universal Design for Learning (UDL) and project-based learning (PBL).</text:p>
      <text:h text:style-name="Heading_20_3" text:outline-level="3"><text:bookmark-start text:name="missions"/>Missions<text:bookmark-end text:name="missions"/></text:h>
      <text:p text:style-name="First_20_paragraph">Many commercial open world games offer a central challenge consisting of small incremental missions and then optional side missions. The goal is to of increase user choice and give players more agency. To mirror this approach, the main challenge of the 3M model is to create a playable game around a theme for a real or imagined audience. The incremental missions of the my implementations of 3M model involve adding game features. This approach steers students towards developing the use of coding structures, debugging practices and systems concepts. In addition, side missions encourage social and playful coding approaches which help develop a community of coders.</text:p>
      <text:p text:style-name="Text_20_body"><text:span text:style-name="T1">Side Missions:</text:span> Bartle proposed that online gamers play games for different reasons. You can find out what kind of game player you are with an online test.<text:note text:id="ftn9" text:note-class="footnote"><text:note-citation>9</text:note-citation><text:note-body><text:p text:style-name="Footnote">https://matthewbarr.co.uk/bartle/</text:p></text:note-body></text:note> There are also different styles of game makers. Some like to study to get a full knowledge of the tools and what is possible before they build up their game step-by-step. Some are happy to borrow code, images and sound from anywhere for quick results. More social makers like to find out about the games of others or tell stories within games while others mess around with the code to break it interesting ways. To encourage these valuable social coding practices I created extra missions which are available online.<text:note text:id="ftn10" text:note-class="footnote"><text:note-citation>10</text:note-citation><text:note-body><text:p text:style-name="Footnote">https://mickfuzz.github.io/makecode-platformer-101/missions</text:p></text:note-body></text:note></text:p>
      <text:p text:style-name="Text_20_body"><text:span text:style-name="T1">Game Design Patterns as Main Missions:</text:span> In the 3M model rather than following a step-by-step tutorial learners start with an incomplete game template and add new features as they choose. Each feature is described as a mission. This approach follows the Use-Modify-Create model (explored in another chapter). For my design I worked with learners to create a wish list of game features to create a 2D platform game. These features included moving hazards, jumping on enemies, finding a door or flag to progress to the next level. We can describe these features as game design patterns. I developed tutorials to support students implement these patterns and grouped them to aid navigation of the resources. This approach aligns with inclusive education principles in that it increases the choices of students, scaffolds the way they can access resources and allows them to keep a track of their own progress. In my research I found that providing a set of limited options but allowing student to choose their own pathway had a immediate positive effect on the motivation and general energy level of learners.</text:p>
      <text:h text:style-name="Heading_20_3" text:outline-level="3"><text:bookmark-start text:name="teaching-resource---game-design-pattern-as-mission-for-students"/>Teaching Resource - Game Design Pattern as Mission for Students<text:bookmark-end text:name="teaching-resource---game-design-pattern-as-mission-for-students"/></text:h>
      <text:p text:style-name="First_20_paragraph">In my version of the 3M model students picked missions from a choice of printed cards. There were four colour themed categories of missions. <text:span text:style-name="T2">Game mechanics</text:span> are features to do with the actions of the game. <text:span text:style-name="T2">Game space</text:span> patterns address the layout of the game. <text:span text:style-name="T2">Game polish</text:span> patterns involve adding music, backgrounds, graphics and story elements. Finally <text:span text:style-name="T2">System and Challenge</text:span> patterns look at how different elements interact to create challenge in the game. An example of a <text:soft-page-break/>game mechanic design pattern follows.</text:p>
      <text:p text:style-name="Text_20_body">BOX BEGINS</text:p>
      <text:p text:style-name="Text_20_body">Your mission is to apply the following pattern to your game. There are supporting step-by-step resources available if you need them. When you finish be sure to reflect on how adding this pattern helps your understanding of the computing concepts and similar patterns listed. This concludes your mission.</text:p>
      <text:list xml:id="list2265787011" text:style-name="L2">
        <text:list-item>
          <text:p text:style-name="P2"><text:span text:style-name="T1">Name of Game Design Pattern:</text:span> Jumping on Enemies to Zap them</text:p>
        </text:list-item>
        <text:list-item>
          <text:p text:style-name="P2"><text:span text:style-name="T1">Type Pattern:</text:span> Game Mechanic</text:p>
        </text:list-item>
        <text:list-item>
          <text:p text:style-name="P2"><text:span text:style-name="T1">Description:</text:span> If the player is descending from a jump when they touch the enemy the player is zapped and in this case disappears.</text:p>
        </text:list-item>
        <text:list-item>
          <text:p text:style-name="P2"><text:span text:style-name="T1">Need for Pattern:</text:span> Enemies create challenge and being able to jump on an enemy is a good way of clearing the area you want to explore or to be able to jump up to a high platform.</text:p>
        </text:list-item>
        <text:list-item>
          <text:p text:style-name="P2"><text:span text:style-name="T1">Coding Concepts involved:</text:span> Arrays<text:note text:id="ftn11" text:note-class="footnote"><text:note-citation>11</text:note-citation><text:note-body><text:p text:style-name="Footnote">https://mickfuzz.github.io/makecode-platformer-101/learningDimensions#arrays</text:p></text:note-body></text:note>, Change Listener<text:note text:id="ftn12" text:note-class="footnote"><text:note-citation>12</text:note-citation><text:note-body><text:p text:style-name="Footnote">https://mickfuzz.github.io/makecode-platformer-101/learningDimensions#change-listener</text:p></text:note-body></text:note></text:p>
        </text:list-item>
        <text:list-item>
          <text:p text:style-name="P2"><text:span text:style-name="T1">Links to other Computing Patterns:</text:span> Systems Dynamics<text:note text:id="ftn13" text:note-class="footnote"><text:note-citation>13</text:note-citation><text:note-body><text:p text:style-name="Footnote">https://mickfuzz.github.io/makecode-platformer-101/learningDimensions#systems-dynamics</text:p></text:note-body></text:note></text:p>
        </text:list-item>
        <text:list-item>
          <text:p text:style-name="P2"><text:span text:style-name="T1">Related Game Patterns:</text:span> You’ll need to have added the <text:span text:style-name="T1">Add Enemies</text:span> pattern to your game before you can add this one.</text:p>
        </text:list-item>
      </text:list>
      <text:p text:style-name="First_20_paragraph">BOX ENDS</text:p>
      <text:p text:style-name="Text_20_body">In addition to outlines of game patterns, print-outs or on-line documents to support learners to them implement the code needed are provided. While on-line documents allow learners to copy and paste code thus avoid many syntax errors, printed or incomplete code examples provide a greater level of challenge. Supporting resources help resolve tensions around learners getting stuck and needing a lot of facilitator help. You can vary how much detail you provide in supporting documents to suit the challenge level for students. I work with young coders, thus I normally provide significant coding scaffolding. Once learners have built familiarity with code structures, processes and the coding environment, I provide less complete code examples.</text:p>
      <text:p text:style-name="Text_20_body"/>
      <text:h text:style-name="Heading_20_3" text:outline-level="3"><text:bookmark-start text:name="maps"/>Maps<text:bookmark-end text:name="maps"/></text:h>
      <text:p text:style-name="First_20_paragraph"><text:span text:style-name="T1">Learning Dimensions Map:</text:span> In learning environments where there is a lot of choice assessing learners via observation is beneficial. Rather than deciding what you want to teach and testing on that area, you can map the learning happening in an authentic activity. When researching hands-on tinkering in Science museums Bevan and Petrich <text:reference-mark-start text:name="ZOTERO_ITEM CSL_CITATION {&quot;citationID&quot;:&quot;aipvgrmm&quot;,&quot;properties&quot;:{&quot;formattedCitation&quot;:&quot;(2013)&quot;,&quot;plainCitation&quot;:&quot;(2013)&quot;,&quot;noteIndex&quot;:0},&quot;citationItems&quot;:[{&quot;id&quot;:1903,&quot;uris&quot;:[&quot;http://zotero.org/users/1913249/items/28RKRJE6&quot;],&quot;uri&quot;:[&quot;http://zotero.org/users/1913249/items/28RKRJE6&quot;],&quot;itemData&quot;:{&quot;id&quot;:1903,&quot;type&quot;:&quot;article-journal&quot;,&quot;container-title&quot;:&quot;Design, Make, Play: Growing the Next Generation of STEM Innovators&quot;,&quot;page&quot;:&quot;50&quot;,&quot;source&quot;:&quot;Google Scholar&quot;,&quot;title&quot;:&quot;It looks like fun but are they learning?&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uffix&quot;:&quot;&quot;}],&quot;schema&quot;:&quot;https://github.com/citation-style-language/schema/raw/master/csl-citation.json&quot;} RNDkPbHgxynSZ"/>(2013)<text:reference-mark-end text:name="ZOTERO_ITEM CSL_CITATION {&quot;citationID&quot;:&quot;aipvgrmm&quot;,&quot;properties&quot;:{&quot;formattedCitation&quot;:&quot;(2013)&quot;,&quot;plainCitation&quot;:&quot;(2013)&quot;,&quot;noteIndex&quot;:0},&quot;citationItems&quot;:[{&quot;id&quot;:1903,&quot;uris&quot;:[&quot;http://zotero.org/users/1913249/items/28RKRJE6&quot;],&quot;uri&quot;:[&quot;http://zotero.org/users/1913249/items/28RKRJE6&quot;],&quot;itemData&quot;:{&quot;id&quot;:1903,&quot;type&quot;:&quot;article-journal&quot;,&quot;container-title&quot;:&quot;Design, Make, Play: Growing the Next Generation of STEM Innovators&quot;,&quot;page&quot;:&quot;50&quot;,&quot;source&quot;:&quot;Google Scholar&quot;,&quot;title&quot;:&quot;It looks like fun but are they learning?&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uffix&quot;:&quot;&quot;}],&quot;schema&quot;:&quot;https://github.com/citation-style-language/schema/raw/master/csl-citation.json&quot;} RNDkPbHgxynSZ"/> worked with educators to examine video footage of families interacting with exhibits to make a structured list of the learning they <text:soft-page-break/>observed. The resulting map of learning dimensions included underlying science concepts but also contained more general skills and helping behaviours involved in exploratory learning processes. Another chapter in this collection identified concept maps and observation as methods for teachers and researchers to identify key learning suited to particular computing projects. One of the outcomes of my research was to extract from hours of recorded material some of the concepts and practices that learners engaged with when making games. While some are common to existing Computational Thinking frameworks others, including systems thinking concepts, are more unique to game making. Table 1.1. shows my resulting map of learning dimensions for the 3M game making model.</text:p>
      <table:table table:name="Table1" table:style-name="Table1">
        <table:table-column table:style-name="Table1.A" table:number-columns-repeated="3"/>
        <table:table-header-rows>
          <table:table-row table:style-name="TableLine93957860736272">
            <table:table-cell table:style-name="Table1.A1" office:value-type="string">
              <text:p text:style-name="Table_20_Heading">Coding Concepts</text:p>
            </table:table-cell>
            <table:table-cell table:style-name="Table1.A1" office:value-type="string">
              <text:p text:style-name="Table_20_Heading">Systems Patterns</text:p>
            </table:table-cell>
            <table:table-cell table:style-name="Table1.A1" office:value-type="string">
              <text:p text:style-name="Table_20_Heading">Design Practices</text:p>
            </table:table-cell>
          </table:table-row>
        </table:table-header-rows>
        <table:table-row table:style-name="TableLine93957861579616">
          <table:table-cell table:style-name="Table1.A1" office:value-type="string">
            <text:p text:style-name="Table_20_Contents">Sequences</text:p>
          </table:table-cell>
          <table:table-cell table:style-name="Table1.A1" office:value-type="string">
            <text:p text:style-name="Table_20_Contents">Systems Elements</text:p>
          </table:table-cell>
          <table:table-cell table:style-name="Table1.A1" office:value-type="string">
            <text:p text:style-name="Table_20_Contents">Goal Setting</text:p>
          </table:table-cell>
        </table:table-row>
        <table:table-row table:style-name="TableLine93957861580560">
          <table:table-cell table:style-name="Table1.A1" office:value-type="string">
            <text:p text:style-name="Table_20_Contents">Variables</text:p>
          </table:table-cell>
          <table:table-cell table:style-name="Table1.A1" office:value-type="string">
            <text:p text:style-name="Table_20_Contents">Systems Dynamics</text:p>
          </table:table-cell>
          <table:table-cell table:style-name="Table1.A1" office:value-type="string">
            <text:p text:style-name="Table_20_Contents">Being Incremental and Iterative</text:p>
          </table:table-cell>
        </table:table-row>
        <table:table-row table:style-name="TableLine93957861581312">
          <table:table-cell table:style-name="Table1.A1" office:value-type="string">
            <text:p text:style-name="Table_20_Contents">Logic</text:p>
          </table:table-cell>
          <table:table-cell table:style-name="Table1.A1" office:value-type="string">
            <text:p text:style-name="Table_20_Contents">Reinforcing Feedback Loops</text:p>
          </table:table-cell>
          <table:table-cell table:style-name="Table1.A1" office:value-type="string">
            <text:p text:style-name="Table_20_Contents">Developing Vocabulary</text:p>
          </table:table-cell>
        </table:table-row>
        <table:table-row table:style-name="TableLine93957861582160">
          <table:table-cell table:style-name="Table1.A1" office:value-type="string">
            <text:p text:style-name="Table_20_Contents">Loops</text:p>
          </table:table-cell>
          <table:table-cell table:style-name="Table1.A1" office:value-type="string">
            <text:p text:style-name="Table_20_Contents">Balancing Feedback Loops</text:p>
          </table:table-cell>
          <table:table-cell table:style-name="Table1.A1" office:value-type="string">
            <text:p text:style-name="Table_20_Contents">Web Navigation</text:p>
          </table:table-cell>
        </table:table-row>
        <table:table-row table:style-name="TableLine93957861583200">
          <table:table-cell table:style-name="Table1.A1" office:value-type="string">
            <text:p text:style-name="Table_20_Contents">Arrays</text:p>
          </table:table-cell>
          <table:table-cell table:style-name="Table1.A1" office:value-type="string">
            <text:p text:style-name="Standard"/>
          </table:table-cell>
          <table:table-cell table:style-name="Table1.A1" office:value-type="string">
            <text:p text:style-name="Table_20_Contents">Problem Solving</text:p>
          </table:table-cell>
        </table:table-row>
        <table:table-row table:style-name="TableLine93957861584112">
          <table:table-cell table:style-name="Table1.A1" office:value-type="string">
            <text:p text:style-name="Table_20_Contents">Creating Functions</text:p>
          </table:table-cell>
          <table:table-cell table:style-name="Table1.A1" office:value-type="string">
            <text:p text:style-name="Standard"/>
          </table:table-cell>
          <table:table-cell table:style-name="Table1.A1" office:value-type="string">
            <text:p text:style-name="Table_20_Contents">Version Control</text:p>
          </table:table-cell>
        </table:table-row>
        <table:table-row table:style-name="TableLine93957861585072">
          <table:table-cell table:style-name="Table1.A1" office:value-type="string">
            <text:p text:style-name="Table_20_Contents">Change Listener</text:p>
          </table:table-cell>
          <table:table-cell table:style-name="Table1.A1" office:value-type="string">
            <text:p text:style-name="Standard"/>
          </table:table-cell>
          <table:table-cell table:style-name="Table1.A1" office:value-type="string">
            <text:p text:style-name="Table_20_Contents">Debugging</text:p>
          </table:table-cell>
        </table:table-row>
        <table:table-row table:style-name="TableLine93957861586032">
          <table:table-cell table:style-name="Table1.A1" office:value-type="string">
            <text:p text:style-name="Table_20_Contents">Input Event</text:p>
          </table:table-cell>
          <table:table-cell table:style-name="Table1.A1" office:value-type="string">
            <text:p text:style-name="Standard"/>
          </table:table-cell>
          <table:table-cell table:style-name="Table1.A1" office:value-type="string">
            <text:p text:style-name="Table_20_Contents">Reusing and Remixing</text:p>
          </table:table-cell>
        </table:table-row>
      </table:table>
      <text:p text:style-name="First_20_paragraph">Table 1.1. Learning Dimensions of the 3M Game Making Model</text:p>
      <text:p text:style-name="Text_20_body">This process of mapping such frameworks may be overly time-consuming for many full-time teachers. However, teachers may also use and adapt existing maps and frameworks based on their own classroom experience to help their observation of students. Because these frameworks can also help students to navigate their own learning journey the effort serves a double purpose.</text:p>
      <text:p text:style-name="Text_20_body"><text:span text:style-name="T1">Physical Maps of Missions:</text:span> To support younger coders unsure what to do next or who struggle to stay on task, I sought to create another kind of map to help them navigate their game making journey. I printed out a large-scale colour map of a coastal landscape stylised in a way that mirrored a map used for navigation in an quest-themed computer game. The game pattern missions where represented as different islands . Learners took time to create and personalise a movable marker representing themselves. When learners selected their next mission, they moved their counter to the relevant island. Thus learners had to be intentional about their next goal and were implicitly encouraged to stick to it. They also kept a track of the missions that they had completed by tracing a trail as they progressed. In addition the colourful, physical and visual representation served to encourage a sense of community and peer learning. When moving the counter on the map I prompted them to reflect on the coding concepts or other learning dimensions that they have been working with. As learners traced a trail between the different island/missions they had visited, the map provoked learners to reflect on their journey and progress. This approach may be too labour and time intensive for many class environments. I am investigating replicating this process using online tools to reduce complexity and preparation time.</text:p>
      <text:h text:style-name="Heading_20_3" text:outline-level="3"><text:bookmark-start text:name="motivational-methods"/>Motivational Methods<text:bookmark-end text:name="motivational-methods"/></text:h>
      <text:p text:style-name="First_20_paragraph">The final M of the 3M framework stands for motivational methods. There are many ways to <text:soft-page-break/>motivate and sustain the learners involvement PBL. In this section I share two methods that I have found valuable in the context of game making.</text:p>
      <text:p text:style-name="Text_20_body"><text:span text:style-name="T1">Physical Computing and Game Making:</text:span> The use of physical computing to create concrete and tangible activities can increase the engagement and motivation of learners <text:reference-mark-start text:name="ZOTERO_ITEM CSL_CITATION {&quot;citationID&quot;:&quot;epqsitfx&quot;,&quot;properties&quot;:{&quot;formattedCitation&quot;:&quot;(Kaloti-Hallak et al., 2015)&quot;,&quot;plainCitation&quot;:&quot;(Kaloti-Hallak et al., 2015)&quot;,&quot;noteIndex&quot;:0},&quot;citationItems&quot;:[{&quot;id&quot;:8426,&quot;uris&quot;:[&quot;http://zotero.org/users/1913249/items/T4NDX3J8&quot;],&quot;uri&quot;:[&quot;http://zotero.org/users/1913249/items/T4NDX3J8&quot;],&quot;itemData&quot;:{&quot;id&quot;:8426,&quot;type&quot;:&quot;paper-conference&quot;,&quot;abstract&quot;:&quot;This work investigates students’ attitudes towards and motivation for learning robotics and STEM (Science, Technology, Engineering, and Mathematics). The population consisted of middle-school students (ages 13-15 years) who participated in the FIRST® LEGO® League competition. The methodology used both qualitative and quantitative instruments: questionnaires, observations and interviews during the school year 2012-2013. Research continued with one group during 2013-2014. Four categories were investigated: intrinsic and extrinsic motivation, self-determination and self-efficacy, as well as other environmental factors (gender, peers, parents and teachers). The results showed no significant difference between the beginning and end of the activities on all the categories. We consider this as a positive indicator, since most of the students demonstrated high and positive attitudes toward and motivation for learning robotics at the beginning of the activities and maintained the results after the activities. The environmental factors played an important role in positively influencing students’ attitudes and motivation. In particular, females showed more positive attitudes and motivation at the end of the activities.&quot;,&quot;container-title&quot;:&quot;Proceedings of the Workshop in Primary and Secondary Computing Education&quot;,&quot;DOI&quot;:&quot;10.1145/2818314.2818317&quot;,&quot;event&quot;:&quot;WiPSCE '15: Workshop in Primary and Secondary Computing Education&quot;,&quot;event-place&quot;:&quot;London United Kingdom&quot;,&quot;ISBN&quot;:&quot;978-1-4503-3753-3&quot;,&quot;language&quot;:&quot;en&quot;,&quot;page&quot;:&quot;102-110&quot;,&quot;publisher&quot;:&quot;ACM&quot;,&quot;publisher-place&quot;:&quot;London United Kingdom&quot;,&quot;source&quot;:&quot;DOI.org (Crossref)&quot;,&quot;title&quot;:&quot;Students' Attitudes and Motivation During Robotics Activities&quot;,&quot;URL&quot;:&quot;https://dl.acm.org/doi/10.1145/2818314.2818317&quot;,&quot;author&quot;:[{&quot;family&quot;:&quot;Kaloti-Hallak&quot;,&quot;given&quot;:&quot;Fatima&quot;},{&quot;family&quot;:&quot;Armoni&quot;,&quot;given&quot;:&quot;Michal&quot;},{&quot;family&quot;:&quot;Ben-Ari&quot;,&quot;given&quot;:&quot;Mordechai (Moti)&quot;}],&quot;accessed&quot;:{&quot;date-parts&quot;:[[&quot;2022&quot;,2,19]]},&quot;issued&quot;:{&quot;date-parts&quot;:[[&quot;2015&quot;,11,9]]},&quot;citation-key&quot;:&quot;kaloti-hallak_students_2015&quot;},&quot;prefix&quot;:&quot;&quot;,&quot;suffix&quot;:&quot;&quot;}],&quot;schema&quot;:&quot;https://github.com/citation-style-language/schema/raw/master/csl-citation.json&quot;} RNDWkTGmuT7TW"/>(Kaloti-Hallak et al., 2015)<text:reference-mark-end text:name="ZOTERO_ITEM CSL_CITATION {&quot;citationID&quot;:&quot;epqsitfx&quot;,&quot;properties&quot;:{&quot;formattedCitation&quot;:&quot;(Kaloti-Hallak et al., 2015)&quot;,&quot;plainCitation&quot;:&quot;(Kaloti-Hallak et al., 2015)&quot;,&quot;noteIndex&quot;:0},&quot;citationItems&quot;:[{&quot;id&quot;:8426,&quot;uris&quot;:[&quot;http://zotero.org/users/1913249/items/T4NDX3J8&quot;],&quot;uri&quot;:[&quot;http://zotero.org/users/1913249/items/T4NDX3J8&quot;],&quot;itemData&quot;:{&quot;id&quot;:8426,&quot;type&quot;:&quot;paper-conference&quot;,&quot;abstract&quot;:&quot;This work investigates students’ attitudes towards and motivation for learning robotics and STEM (Science, Technology, Engineering, and Mathematics). The population consisted of middle-school students (ages 13-15 years) who participated in the FIRST® LEGO® League competition. The methodology used both qualitative and quantitative instruments: questionnaires, observations and interviews during the school year 2012-2013. Research continued with one group during 2013-2014. Four categories were investigated: intrinsic and extrinsic motivation, self-determination and self-efficacy, as well as other environmental factors (gender, peers, parents and teachers). The results showed no significant difference between the beginning and end of the activities on all the categories. We consider this as a positive indicator, since most of the students demonstrated high and positive attitudes toward and motivation for learning robotics at the beginning of the activities and maintained the results after the activities. The environmental factors played an important role in positively influencing students’ attitudes and motivation. In particular, females showed more positive attitudes and motivation at the end of the activities.&quot;,&quot;container-title&quot;:&quot;Proceedings of the Workshop in Primary and Secondary Computing Education&quot;,&quot;DOI&quot;:&quot;10.1145/2818314.2818317&quot;,&quot;event&quot;:&quot;WiPSCE '15: Workshop in Primary and Secondary Computing Education&quot;,&quot;event-place&quot;:&quot;London United Kingdom&quot;,&quot;ISBN&quot;:&quot;978-1-4503-3753-3&quot;,&quot;language&quot;:&quot;en&quot;,&quot;page&quot;:&quot;102-110&quot;,&quot;publisher&quot;:&quot;ACM&quot;,&quot;publisher-place&quot;:&quot;London United Kingdom&quot;,&quot;source&quot;:&quot;DOI.org (Crossref)&quot;,&quot;title&quot;:&quot;Students' Attitudes and Motivation During Robotics Activities&quot;,&quot;URL&quot;:&quot;https://dl.acm.org/doi/10.1145/2818314.2818317&quot;,&quot;author&quot;:[{&quot;family&quot;:&quot;Kaloti-Hallak&quot;,&quot;given&quot;:&quot;Fatima&quot;},{&quot;family&quot;:&quot;Armoni&quot;,&quot;given&quot;:&quot;Michal&quot;},{&quot;family&quot;:&quot;Ben-Ari&quot;,&quot;given&quot;:&quot;Mordechai (Moti)&quot;}],&quot;accessed&quot;:{&quot;date-parts&quot;:[[&quot;2022&quot;,2,19]]},&quot;issued&quot;:{&quot;date-parts&quot;:[[&quot;2015&quot;,11,9]]},&quot;citation-key&quot;:&quot;kaloti-hallak_students_2015&quot;},&quot;prefix&quot;:&quot;&quot;,&quot;suffix&quot;:&quot;&quot;}],&quot;schema&quot;:&quot;https://github.com/citation-style-language/schema/raw/master/csl-citation.json&quot;} RNDWkTGmuT7TW"/>. Making the digital concepts physical, and thus allowing exploration via diverse means, also aligns with inclusive learning principles. To support my game making projects, I created simple arcade cabinets out of wood with retro arcade buttons. Connecting arcade buttons to the computer via simple electronics is a project which can be completed quickly. The process of students building their own arcade cabinets for a games showcase increased their perception of the authenticity of their end goal. Some families created low-tech, customised arcade cabinets using cardboard. Although my studies have been small-scale the self-reported effects on learner engagement and motivation of this part of the program were significant.</text:p>
      <text:p text:style-name="Text_20_body"><text:span text:style-name="T1">Drama / Fictional Frameworks:</text:span> Another method I use to increase learner engagement in game making is the concept of using a fictional scenario or simulation. A fictional community while less authentic than a professional community, can still provide some of the associated benefits of authenticity. I have worked with practitioners of Drama Education department at Manchester Met to develop such fictional dramas, but you don’t have to be a trained drama practitioner draw on key techniques to increase learner engagement. For example, I asked trainee teachers to devise a scenario to support a series of sessions and they used a fiction of making games for a alien race coming to destroy the earth. The process of using a fictional situation can help with the motivation and reflection of learners in the following ways;</text:p>
      <text:list xml:id="list2310278426" text:style-name="L3">
        <text:list-item>
          <text:p text:style-name="P5">Asking learners to step into a role can increase identification with participation in the project. For example you may say “As game designers, we will make this game for a particular audience”.</text:p>
        </text:list-item>
        <text:list-item>
          <text:p text:style-name="P5">Fictional situations can help create a sense of imagined jeopardy which can help learners stay on track with their creative timescale and may increase their commitment to the process.</text:p>
        </text:list-item>
        <text:list-item>
          <text:p text:style-name="P5">When learners share their games with their real or imagined audience, they can talk through their design decisions and challenges, thus creating an opportunity for reflection.</text:p>
        </text:list-item>
        <text:list-item>
          <text:p text:style-name="P5">Drama processes can help explore identification with or hostility to gaming cultures.</text:p>
        </text:list-item>
      </text:list>
      <text:h text:style-name="Heading_20_2" text:outline-level="2"><text:bookmark-start text:name="conclusion"/>Conclusion<text:bookmark-end text:name="conclusion"/></text:h>
      <text:p text:style-name="First_20_paragraph">In this chapter we have examined how game making fits an inclusive and project-based approach to computing. I outlined some of the potential that make game making provides in to be an authentic activity and how it allows students to incorporate their own interests and home experience into projects. The chapter then listed the diverse motivations and key concepts involved in undertaking game making projects in education. Finally, to explore some of the particular tensions and opportunities involved in undertaking project-based game making with young people I used a detailed case study of the game making 3M model. Each of the three methods helps to align game making project work with inclusive pedagogical approaches. For example, the use of game design patterns as missions helps scaffold the process of goal setting and project navigation. The use of maps helps learners to navigate their progress and can help teachers to facilitate a learner-led processes thus increasing student autonomy. Finally the <text:soft-page-break/>motivational methods of using a fictional frame and the incorporation on physical computing techniques can help engage learners and to sustain their continued investment in the project work.</text:p>
      <text:p text:style-name="Text_20_body"/>
      <text:section text:style-name="Sect1" text:name="ZOTERO_BIBL {&quot;uncited&quot;:[],&quot;omitted&quot;:[],&quot;custom&quot;:[]} CSL_BIBLIOGRAPHY RNDE59nT6RFDF">
        <text:p text:style-name="Bibliography_20_1">Adams, J.C., Webster, A.R., 2012. What Do Students Learn About Programming from Game, Music Video, and Storytelling Projects?, in: Proceedings of the 43rd ACM Technical Symposium on Computer Science Education, SIGCSE ’12. ACM, New York, NY, USA, pp. 643–648. https://doi.org/10.1145/2157136.2157319</text:p>
        <text:p text:style-name="Bibliography_20_1">Baytak, A., Land, S., 2010. A case study of educational game design by kids and for kids. Procedia - Social and Behavioral Sciences 2, 5242–5246. https://doi.org/10.1016/j.sbspro.2010.03.853</text:p>
        <text:p text:style-name="Bibliography_20_1">Denner, J., Werner, L., Campe, S., Ortiz, E., 2014. Using Game Mechanics to Measure What Students Learn from Programming Games. IJGBL 4, 13–22. https://doi.org/10.4018/ijgbl.2014070102</text:p>
        <text:p text:style-name="Bibliography_20_1">Kafai, Y., Burke, Q., 2014. Beyond Game Design for Broadening Participation: Building New Clubhouses of Computing for Girls, in: Proceedings of Gender and IT Appropriation. Science and Practice on Dialogue - Forum for Interdisciplinary Exchange, Gender IT ’14. European Society for Socially Embedded Technologies, Siegen, Germany, Germany, p. 21:21–21:28.</text:p>
        <text:p text:style-name="Bibliography_20_1">Kafai, Y., Richard, G.T., Tynes, B.M., 2017. Diversifying Barbie and Mortal Kombat: Intersectional Perspectives and Inclusive Designs in Gaming. Lulu.com.</text:p>
        <text:p text:style-name="Bibliography_20_1">Kafai, Y.B., Burke, Q., 2015. Constructionist Gaming: Understanding the Benefits of Making Games for Learning. Educ Psychol 50, 313–334. https://doi.org/10.1080/00461520.2015.1124022</text:p>
        <text:p text:style-name="Bibliography_20_1">Kaloti-Hallak, F., Armoni, M., Ben-Ari, M. (Moti), 2015. Students’ Attitudes and Motivation During Robotics Activities, in: Proceedings of the Workshop in Primary and Secondary Computing Education. Presented at the WiPSCE ’15: Workshop in Primary and Secondary Computing Education, ACM, London United Kingdom, pp. 102–110. https://doi.org/10.1145/2818314.2818317</text:p>
        <text:p text:style-name="Bibliography_20_1">Livingstone, I., Hope, A., 2010. Next Gen: transforming the UK into the world’s leading talent hub for the video games and visual effects industries. Nesta.</text:p>
        <text:p text:style-name="Bibliography_20_1">Moll, L.C., Amanti, C., Neff, D., Gonzalez, N., 1992. Funds of Knowledge for Teaching: Using a Qualitative Approach to Connect Homes and Classrooms. Theory into Practice 31, 132–141.</text:p>
        <text:p text:style-name="Bibliography_20_1">Petrich, M., Wilkinson, K., Bevan, B., 2013. It looks like fun but are they learning? Design, Make, Play: Growing the Next Generation of STEM Innovators 50.</text:p>
        <text:p text:style-name="Bibliography_20_1">Picton, I., Clark, C., Judge, T., 2020. Video game playing and literacy: a survey of young people aged 11 to 16. National Literacy Trust.</text:p>
        <text:p text:style-name="Bibliography_20_1">Resnick, M., Rusk, N., 2020. Coding at a crossroads. Commun. ACM 63, 120–127. https://doi.org/10.1145/3375546</text:p>
        <text:p text:style-name="Bibliography_20_1">Tekinbaş, K.S., Torres, R., Wolozin, L., Rufo-Tepper, R., Shapiro, A., 2010. Quest to Learn: Developing the School for Digital Kids. The MIT Press, Cambridge, Mass.</text:p>
        <text:p text:style-name="Bibliography_20_1">Waite, J., 2017. Pedagogy in teaching Computer Science in schools: A Literature Review. Royal Society.</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5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1</text:page-number><text:s/></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Game Making Projects in Practice</dc:title>
    <dc:creator>Mick Chesterman</dc:creator>
    <dc:date>2022-02-22T12:46:16.077400500</dc:date>
    <meta:editing-duration>PT4M38S</meta:editing-duration>
    <meta:editing-cycles>1</meta:editing-cycles>
    <meta:generator>LibreOffice/6.4.7.2$Linux_X86_64 LibreOffice_project/40$Build-2</meta:generator>
    <meta:document-statistic meta:table-count="1" meta:image-count="0" meta:object-count="0" meta:page-count="11" meta:paragraph-count="127" meta:word-count="5419" meta:character-count="34597" meta:non-whitespace-character-count="29325"/>
    <meta:user-defined meta:name="">&lt;data data-version="3" zotero-version="5.0.89"&gt;   &lt;session id="OGe1IYVe"/&gt;   &lt;style id="http://www.zotero.org/styles/harvard" locale="en-US" hasBibliography="1" bibliographyStyleHasBeenSet="0"/&gt;   &lt;prefs&gt;     &lt;pref name="fieldType" value="ReferenceMark"/&gt;   &lt;/prefs&gt;&lt;/data&gt;</meta:user-defined>
    <meta:user-defined meta:name="ZOTERO_PREF_1">&lt;data data-version="3" zotero-version="5.0.88"&gt;&lt;session id="2HSsownD"/&gt;&lt;style id="http://www.zotero.org/styles/elsevier-harvard" hasBibliography="1" bibliographyStyleHasBeenSet="1"/&gt;&lt;prefs&gt;&lt;pref name="fieldType" value="ReferenceMark"/&gt;&lt;/prefs&gt;&lt;/data&gt;</meta:user-defined>
  </office:meta>
</office:document-meta>
</file>